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 Out of date -->
    <style:style style:name="s7" style:family="text" style:parent-style-name="Standard">
      <style:text-properties fo:color="#666600" style:text-line-through-style="solid" style:text-line-through-type="single" fo:font-weight="normal"/>
    </style:style>
    <!-- Comment -->
    <style:style style:name="s9" style:family="section">
      <style:section-properties fo:background-color="#f0f0f0" fo:margin-left="0.3cm" fo:margin-right="0cm"/>
    </style:style>
    <style:style style:family="text" style:name="s9">
      <style:text-properties fo:color="#353842" style:font-name="Times New Roman CYR" fo:font-size="12pt" fo:background-color="#f0f0f0"/>
    </style:style>
    <style:style style:family="paragraph" style:name="s9header" style:parent-style-name="s9">
      <style:text-properties fo:font-size="8pt"/>
    </style:style>
    <!-- Color selection -->
    <style:style style:family="text" style:name="s10">
      <style:text-properties fo:color="#26282f" fo:font-weight="bold"/>
    </style:style>
    <!-- Version info -->
    <style:style style:name="s22" style:family="section">
      <style:section-properties fo:background-color="#f0f0f0" fo:margin-left="0.3cm" fo:margin-right="0cm"/>
    </style:style>
    <style:style style:family="paragraph" style:name="s22header" style:parent-style-name="s22">
      <style:text-properties fo:font-size="8pt"/>
    </style:style>
    <!-- Necessary documents -->
    <style:style style:name="s45" style:family="section">
      <style:section-properties fo:background-color="#f0f0f0" fo:margin-left="0.74cm" fo:margin-right="0.74cm"/>
    </style:style>
    <!-- Who helps? -->
    <style:style style:name="s46" style:family="section">
      <style:section-properties fo:background-color="#f0f0f0" fo:margin-left="0.74cm" fo:margin-right="0.74cm"/>
    </style:style>
    <!-- Attention: dishonesty -->
    <style:style style:name="s47" style:family="section">
      <style:section-properties fo:background-color="#f0f0f0" fo:margin-left="0.74cm" fo:margin-right="0.74cm"/>
    </style:style>
    <!-- Attention: crime! -->
    <style:style style:name="s48" style:family="section">
      <style:section-properties fo:background-color="#f0f0f0" fo:margin-left="0.74cm" fo:margin-right="0.74cm"/>
    </style:style>
    <!-- Note -->
    <style:style style:name="s49" style:family="section">
      <style:section-properties fo:background-color="#f0f0f0" fo:margin-left="0.74cm" fo:margin-right="0.74cm"/>
    </style:style>
    <!-- Example -->
    <style:style style:name="s50" style:family="section">
      <style:section-properties fo:background-color="#f0f0f0" fo:margin-left="0.74cm" fo:margin-right="0.74cm"/>
    </style:style>
    <!-- Attention -->
    <style:style style:name="s68" style:family="section">
      <style:section-properties fo:background-color="#f0f0f0" fo:margin-left="0.74cm" fo:margin-right="0.74cm"/>
    </style:style>
    <!-- Special formula -->
    <style:style style:name="s74" style:family="section">
      <style:section-properties fo:background-color="#f0f0f0" fo:margin-left="0.74cm" fo:margin-right="0.74cm"/>
    </style:style>
    <!-- Changes info -->
    <style:style style:name="s52" style:family="section">
      <style:section-properties fo:background-color="#eaefed" fo:margin-left="0.635cm" fo:margin-right="0.635cm"/>
    </style:style>
    <style:style style:family="paragraph" style:name="s52header" style:parent-style-name="s52"/>
    <style:style style:name="s41" style:family="text">
      <style:text-properties fo:color="#000000" style:font-name="Arial" fo:background-color="#c1d7ff"/>
    </style:style>
    <style:style style:name="s42" style:family="text">
      <style:text-properties fo:color="#000000" style:font-name="Arial" fo:background-color="#c4c413"/>
    </style:style>
    <style:style style:name="lower" style:family="text">
      <style:text-properties style:text-position="sub 58%"/>
    </style:style>
    <style:style style:name="upper" style:family="text">
      <style:text-properties style:text-position="super 58%"/>
    </style:style>
    <style:style style:name="bold" style:family="text">
      <style:text-properties fo:font-weight="bold"/>
    </style:style>
    <style:style style:name="preformatted" style:family="text">
      <style:text-properties style:font-name="Courier New" fo:font-size="11pt"/>
    </style:style>
    <style:style style:name="fr1" style:family="graphic">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tiff" style:family="graphic">
      <style:graphic-properties style:vertical-pos="middle" style:vertical-rel="char" style:horizontal-pos="center" style:horizontal-rel="page" style:mirror="none" fo:clip="rect(0in, 0in, 0in, 0in)" draw:luminance="0%" draw:contrast="0%" draw:red="0%" draw:green="0%" draw:blue="0%" draw:gamma="100%" draw:color-inversion="false" draw:image-opacity="100%" draw:color-mode="standard"/>
    </style:style>
    <!-- prime -->
    <style:style style:family="paragraph" style:name="s777" style:parent-style-name="Heading">
      <style:paragraph-properties fo:text-align="left"/>
      <style:text-properties style:font-name="Times New Roman" fo:text-align="left" fo:font-size="20pt" fo:font-weight="normal" fo:language="ru" fo:country="RU"/>
    </style:style>
    <style:style style:family="paragraph" style:name="s778" style:parent-style-name="Heading">
      <style:paragraph-properties fo:text-align="left"/>
      <style:text-properties style:font-name="Times New Roman" fo:text-align="left" fo:background-color="#000000" fo:color="#ffffff" fo:font-size="12pt" fo:font-weight="normal" fo:language="ru" fo:country="RU"/>
    </style:style>
    <style:style style:family="paragraph" style:name="s779" style:parent-style-name="Heading">
      <style:paragraph-properties fo:text-align="left"/>
      <style:text-properties style:font-name="Times New Roman" fo:text-align="left" fo:font-size="14pt" fo:font-weight="bold" fo:language="ru" fo:country="RU"/>
    </style:style>
    <style:style style:family="paragraph" style:name="s780" style:parent-style-name="Heading">
      <style:paragraph-properties fo:text-align="left"/>
      <style:text-properties style:font-name="Times New Roman" fo:text-align="left" fo:font-size="12pt" fo:font-weight="normal" style:text-underline-type="single" fo:language="ru" fo:country="RU"/>
    </style:style>
    <!-- lists -->
    <style:style style:family="paragraph" style:name="s781" style:parent-style-name="Heading">
      <style:paragraph-properties fo:text-align="left"/>
      <style:text-properties fo:color="#ffffff" style:font-name="Times New Roman" fo:text-align="left" fo:font-size="16pt" fo:language="ru" fo:country="RU" fo:background-color="#2e2e2e"/>
    </style:style>
    <style:style style:family="paragraph" style:name="s782" style:parent-style-name="Heading">
      <style:paragraph-properties fo:text-align="left"/>
      <style:text-properties fo:color="#000000" style:text-underline-type="single" style:font-name="Times New Roman" fo:text-align="left" fo:font-size="20pt" fo:language="ru" fo:country="RU" fo:background-color="#ffffff"/>
    </style:style>
    <style:style style:family="paragraph" style:name="s84" style:parent-style-name="Standard">
      <style:paragraph-properties fo:text-align="left" fo:text-indent="0cm"/>
    </style:style>
    <style:style style:family="paragraph" style:name="s75" style:parent-style-name="Standard">
      <style:paragraph-properties fo:text-align="left" fo:text-indent="0cm"/>
      <style:text-properties fo:font-style="italic"/>
    </style:style>
    <!-- document changes style -->
    <style:style style:name="ChangesCell" style:family="table-cell">
      <style:table-cell-properties fo:padding-left="0.19cm" fo:padding-right="0.19cm"/>
    </style:style>
    <!-- Picture paragraph -->
    <style:style style:family="paragraph" style:name="image" style:parent-style-name="Heading">
      <style:paragraph-properties fo:text-indent="0cm"/>
    </style:style>
    <style:style style:name="TiffA4P" style:family="paragraph" style:parent-style-name="Standard" style:master-page-name="A4Portrait">
      <style:paragraph-properties fo:break-before="page" fo:text-indent="0cm" fo:margin-left="0cm" fo:margin-right="0cm" fo:margin-top="0cm" fo:margin-bottom="0cm"/>
    </style:style>
    <style:style style:name="TiffA4L" style:family="paragraph" style:parent-style-name="Standard" style:master-page-name="A4Landscape">
      <style:paragraph-properties fo:break-before="page" fo:text-indent="0cm" fo:margin-left="0cm" fo:margin-right="0cm" fo:margin-top="0cm" fo:margin-bottom="0cm"/>
    </style:style>
    <!-- Section break styles -->
    <!-- Page break style -->
    <style:style style:name="PB" style:family="paragraph" style:parent-style-name="Standard">
      <style:paragraph-properties fo:break-before="page"/>
    </style:style>
    <!-- Specific styles -->
    <style:style style:name="s16_fi0" style:family="paragraph" style:parent-style-name="s16">
      <style:paragraph-properties fo:text-indent="0mm"/>
    </style:style>
    <style:style style:name="s1_right_fi0" style:family="paragraph" style:parent-style-name="s1">
      <style:paragraph-properties fo:text-align="right" fo:text-indent="0mm"/>
    </style:style>
    <style:style style:name="s1_right_fi698" style:family="paragraph" style:parent-style-name="s1">
      <style:paragraph-properties fo:text-align="right" fo:text-indent="12mm"/>
    </style:style>
    <!-- Table cells styles -->
    <!-- Table columns styles -->
    <style:style style:name="3401" style:family="table-column">
      <style:table-column-properties style:column-width="60mm"/>
    </style:style>
    <style:style style:name="6805" style:family="table-column">
      <style:table-column-properties style:column-width="120mm"/>
    </style:style>
    <!-- Table styles -->
    <style:style style:name="rubber" style:family="table">
      <style:table-properties style:rel-width="100%" table:align="center"/>
    </style:style>
    <style:style style:name="10206" style:family="table">
      <style:table-properties style:width="180mm" table:align="left"/>
    </style:style>
    <!-- Colored text styles -->
  </office:automatic-styles>
  <office:body>
    <office:text text:use-soft-page-breaks="true">
      <text:h text:outline-level="1" text:style-name="s3"><text:bookmark text:name="anchor0"/><text:a xlink:type="simple" xlink:href="http://ivo.garant.ru/document/redirect/186620/0">Постановление Правительства РФ от 30 декабря 2003 г. N 794
"О единой государственной системе предупреждения и ликвидации чрезвычайных ситуаций"</text:a></text:h>
      <text:p text:style-name="s52header">С изменениями и дополнениями от:</text:p>
      <text:p text:style-name="s52">27 мая 2005 г., 3 октября 2006 г., 7 ноября 2008 г., 10 марта, 16 июля 2009 г., 2, 8 сентября 2010 г., 4 февраля, 31 марта, 22 декабря 2011 г., 18 апреля, 4 сентября, 22 октября, 1, 19 ноября 2012 г., 5 июня, 18 июля 2013 г., 15 февраля 2014 г., 14 апреля 2015 г., 19 октября, 30 ноября 2016 г., 26 января, 17 мая 2017 г., 18 июля, 29 ноября 2018 г., 28 декабря 2019 г., 2 апреля, 12 октября 2020 г., 23 октября, 10 декабря 2021 г., 16 июня 2022 г., 16 февраля 2023 г., 17 января 2024 г., 29 мая, 30 сентября 2025 г.</text:p>
      <text:p text:style-name="s9header">ГАРАНТ:</text:p>
      <text:p text:style-name="s9">См. <text:a xlink:type="simple" xlink:href="http://ivo.garant.ru/document/redirect/187942/1000">Положение</text:a> о Комиссии государственной службы гражданской авиации Минтранса РФ по чрезвычайным ситуациям, утвержденное <text:a xlink:type="simple" xlink:href="http://ivo.garant.ru/document/redirect/187942/0">распоряжением</text:a> Минтранса РФ от 1 октября 2003 г. N НА-291-р</text:p>
      <text:p text:style-name="s9">См. <text:a xlink:type="simple" xlink:href="http://ivo.garant.ru/document/redirect/2160036/1000">План мероприятий</text:a> по реализации настоящего постановления, утвержденный <text:a xlink:type="simple" xlink:href="http://ivo.garant.ru/document/redirect/2160036/0">приказом</text:a> МПР РФ от 9 февраля 2004 г. N 98</text:p>
      <text:p text:style-name="s1">Во исполнение <text:a xlink:type="simple" xlink:href="http://ivo.garant.ru/document/redirect/10107960/0">Федерального закона</text:a> "О защите населения и территорий от чрезвычайных ситуаций природного и техногенного характера" и в целях совершенствования единой государственной системы предупреждения и ликвидации чрезвычайных ситуаций Правительство Российской Федерации постановляет:</text:p>
      <text:p text:style-name="s1"><text:bookmark text:name="anchor1"/>1. Утвердить прилагаемое <text:a xlink:type="simple" xlink:href="#anchor1000">Положение</text:a> о единой государственной системе предупреждения и ликвидации чрезвычайных ситуаций.</text:p>
      <text:p text:style-name="s1"><text:bookmark text:name="anchor2"/>2. Министерству Российской Федерации по делам гражданской обороны, чрезвычайным ситуациям и ликвидации последствий стихийных бедствий по согласованию с федеральными органами исполнительной власти внести в 6-месячный срок в Правительство Российской Федерации предложения о возложении на федеральные органы исполнительной власти функций в области защиты населения и территорий от чрезвычайных ситуаций.</text:p>
      <text:p text:style-name="s22header">Информация об изменениях:</text:p>
      <text:p text:style-name="s22"><text:bookmark text:name="anchor3"/><text:a xlink:type="simple" xlink:href="http://ivo.garant.ru/document/redirect/188226/1010">Постановлением</text:a> Правительства РФ от 27 мая 2005 г. N 335 в пункт 3 внесены изменения</text:p>
      <text:p text:style-name="s22"><text:a xlink:type="simple" xlink:href="http://ivo.garant.ru/document/redirect/5137949/3">См. текст пункта в предыдущей редакции </text:a></text:p>
      <text:p text:style-name="s1">3. Министерству транспорта Российской Федерации обеспечивать в первоочередном порядке по заявкам Министерства Российской Федерации по делам гражданской обороны, чрезвычайным ситуациям и ликвидации последствий стихийных бедствий доставку к зоне чрезвычайной ситуации и возвращение обратно сил, средств и специальных грузов, необходимых для предупреждения и ликвидации чрезвычайной ситуации, за счет средств, выделяемых Министерству Российской Федерации по делам гражданской обороны, чрезвычайным ситуациям и ликвидации последствий стихийных бедствий на ликвидацию чрезвычайных ситуаций.</text:p>
      <text:p text:style-name="s1"><text:bookmark text:name="anchor4"/>4. Министерству Российской Федерации по делам гражданской обороны, чрезвычайным ситуациям и ликвидации последствий стихийных бедствий при организации и проведении работ по ликвидации чрезвычайных ситуаций использовать в установленном порядке для управления силами единой государственной системы предупреждения и ликвидации чрезвычайных ситуаций линии, каналы и средства единой сети электросвязи Российской Федерации.</text:p>
      <text:p text:style-name="s1"><text:bookmark text:name="anchor5"/>5. Признать утратившими силу:</text:p>
      <text:p text:style-name="s1"><text:a xlink:type="simple" xlink:href="http://ivo.garant.ru/document/redirect/2108727/0">постановление</text:a> Правительства Российской Федерации от 5 ноября 1995 г. N 1113 "О единой государственной системе предупреждения и ликвидации чрезвычайных ситуаций" (Собрание законодательства Российской Федерации, 1995, N 46, ст. 4459);</text:p>
      <text:p text:style-name="s1"><text:a xlink:type="simple" xlink:href="http://ivo.garant.ru/document/redirect/10200859/1011">пункт 11</text:a> постановления Правительства Российской Федерации от 22 апреля 1997 г. N 462 "О внесении изменений и дополнений в некоторые решения Правительства Российской Федерации по вопросам гражданской авиации" (Собрание законодательства Российской Федерации, 1997, N 17, ст. 2011);</text:p>
      <text:p text:style-name="s1"><text:a xlink:type="simple" xlink:href="http://ivo.garant.ru/document/redirect/12126412/0">постановление</text:a> Правительства Российской Федерации от 10 апреля 2002 г. N 227 "О внесении дополнений и изменений в Положение о единой государственной системе предупреждения и ликвидации чрезвычайных ситуаций" (Собрание законодательства Российской Федерации, 2002, N 15, ст. 1439).</text:p>
      <text:p text:style-name="s1"/>
      <table:table table:name="10206" table:style-name="10206">
        <table:table-column table:style-name="6805"/>
        <table:table-column table:style-name="3401"/>
        <table:table-row>
          <table:table-cell>
            <text:p text:style-name="s16_fi0">Председатель Правительства
Российской Федерации</text:p>
          </table:table-cell>
          <table:table-cell>
            <text:p text:style-name="s1_right_fi0">М.Касьянов</text:p>
          </table:table-cell>
        </table:table-row>
      </table:table>
      <text:p text:style-name="s1"/>
      <text:p text:style-name="s16_fi0">Москва</text:p>
      <text:p text:style-name="s16_fi0">30 декабря 2003 г.</text:p>
      <text:p text:style-name="s16_fi0">N 794</text:p>
      <text:p text:style-name="s1"/>
      <text:h text:outline-level="1" text:style-name="s3"><text:bookmark text:name="anchor1000"/>Положение
о единой государственной системе предупреждения и ликвидации чрезвычайных ситуаций
(утв. <text:a xlink:type="simple" xlink:href="#anchor0">постановлением</text:a> Правительства РФ от 30 декабря 2003 г. N 794)</text:h>
      <text:p text:style-name="s52header">С изменениями и дополнениями от:</text:p>
      <text:p text:style-name="s52">27 мая 2005 г., 3 октября 2006 г., 7 ноября 2008 г., 10 марта, 16 июля 2009 г., 2, 8 сентября 2010 г., 4 февраля, 31 марта, 22 декабря 2011 г., 18 апреля, 4 сентября, 22 октября, 1, 19 ноября 2012 г., 5 июня 2013 г., 15 февраля 2014 г., 14 апреля, 30 ноября 2015 г., 26 января, 17 мая 2017 г., 18 июля, 29 ноября 2018 г., 28 декабря 2019 г., 2 апреля, 12 октября 2020 г., 23 октября, 10 декабря 2021 г., 16 июня 2022 г., 16 февраля 2023 г., 17 января 2024 г., 29 мая, 30 сентября 2025 г.</text:p>
      <text:p text:style-name="s1"/>
      <text:p text:style-name="s1"><text:bookmark text:name="anchor1001"/>1. Настоящее Положение определяет порядок организации и функционирования единой государственной системы предупреждения и ликвидации чрезвычайных ситуаций (РСЧС), далее именуемой единой системой.</text:p>
      <text:p text:style-name="s22header">Информация об изменениях:</text:p>
      <text:p text:style-name="s22"><text:bookmark text:name="anchor1002"/>Пункт 2 изменен с 9 октября 2025 г. - <text:a xlink:type="simple" xlink:href="http://ivo.garant.ru/document/redirect/412784077/1001">Постановление</text:a> Правительства России от 30 сентября 2025 г. N 1509</text:p>
      <text:p text:style-name="s22"><text:a xlink:type="simple" xlink:href="http://ivo.garant.ru/document/redirect/76849952/1002">См. предыдущую редакцию</text:a></text:p>
      <text:p text:style-name="s1">2. Единая система объединяет органы управления, силы и средства федеральных органов исполнительной власти, исполнительных органов субъектов Российской Федерации, органов местного самоуправления и организаций, в полномочия которых входит решение вопросов по защите населения и территорий от чрезвычайных ситуаций, в том числе по обеспечению безопасности людей на водных объектах, и осуществляет свою деятельность в целях выполнения задач, предусмотренных <text:a xlink:type="simple" xlink:href="http://ivo.garant.ru/document/redirect/10107960/200">Федеральным законом</text:a> "О защите населения и территорий от чрезвычайных ситуаций природного и техногенного характера".</text:p>
      <text:p text:style-name="s22header">Информация об изменениях:</text:p>
      <text:p text:style-name="s22"><text:bookmark text:name="anchor1003"/><text:a xlink:type="simple" xlink:href="http://ivo.garant.ru/document/redirect/188226/1021">Постановлением</text:a> Правительства РФ от 27 мая 2005 г. N 335 пункт 3 изложен в новой редакции</text:p>
      <text:p text:style-name="s22"><text:a xlink:type="simple" xlink:href="http://ivo.garant.ru/document/redirect/5137949/1003">См. текст пункта в предыдущей редакции </text:a></text:p>
      <text:p text:style-name="s1">3. Единая система, состоящая из функциональных и территориальных подсистем, действует на федеральном, межрегиональном, региональном, муниципальном и объектовом уровнях.</text:p>
      <text:p text:style-name="s22header">Информация об изменениях:</text:p>
      <text:p text:style-name="s22"><text:bookmark text:name="anchor1004"/>Пункт 4 изменен с 12 января 2020 г. - <text:a xlink:type="simple" xlink:href="http://ivo.garant.ru/document/redirect/73366457/10320">Постановление</text:a> Правительства России от 28 декабря 2019 г. N 1934</text:p>
      <text:p text:style-name="s22"><text:a xlink:type="simple" xlink:href="http://ivo.garant.ru/document/redirect/77691412/1004">См. предыдущую редакцию</text:a></text:p>
      <text:p text:style-name="s1">4. Функциональные подсистемы единой системы создаются федеральными органами исполнительной власти и государственными корпорациями согласно приложению для организации работы в области защиты населения и территорий от чрезвычайных ситуаций в сфере деятельности этих органов и государственных корпораций.</text:p>
      <text:p text:style-name="s1"><text:bookmark text:name="anchor10042"/>Организация, состав сил и средств функциональных подсистем, а также порядок их деятельности определяются <text:span text:style-name="s8">положениями</text:span> о них, утверждаемыми руководителями федеральных органов исполнительной власти и государственных корпораций по согласованию с Министерством Российской Федерации по делам гражданской обороны, чрезвычайным ситуациям и ликвидации последствий стихийных бедствий.</text:p>
      <text:p text:style-name="s9header">ГАРАНТ:</text:p>
      <text:p text:style-name="s9">См. <text:a xlink:type="simple" xlink:href="http://ivo.garant.ru/document/redirect/5229955/0">справку</text:a> о комиссиях по предупреждению и ликвидации чрезвычайных ситуаций и обеспечению пожарной безопасности</text:p>
      <text:p text:style-name="s1"><text:bookmark text:name="anchor10043"/>Положение о функциональной подсистеме реагирования и ликвидации последствий аварий с ядерным оружием в Российской Федерации, а также <text:a xlink:type="simple" xlink:href="http://ivo.garant.ru/document/redirect/70170332/1000">положения</text:a> о других функциональных подсистемах единой системы, создаваемых федеральными органами исполнительной власти в соответствии с решениями Правительства Российской Федерации, утверждаются Правительством Российской Федерации по представлениям федеральных органов исполнительной власти, согласованным с Министерством Российской Федерации по делам гражданской обороны, чрезвычайным ситуациям и ликвидации последствий стихийных бедствий.</text:p>
      <text:p text:style-name="s22header">Информация об изменениях:</text:p>
      <text:p text:style-name="s22"><text:bookmark text:name="anchor1005"/>Пункт 5 изменен с 9 октября 2025 г. - <text:a xlink:type="simple" xlink:href="http://ivo.garant.ru/document/redirect/412784077/1001">Постановление</text:a> Правительства России от 30 сентября 2025 г. N 1509</text:p>
      <text:p text:style-name="s22"><text:a xlink:type="simple" xlink:href="http://ivo.garant.ru/document/redirect/76849952/1005">См. предыдущую редакцию</text:a></text:p>
      <text:p text:style-name="s1">5. Территориальные подсистемы единой системы создаются в субъектах Российской Федерации для предупреждения и ликвидации чрезвычайных ситуаций в пределах их территорий и состоят из звеньев, соответствующих административно-территориальному делению этих территорий.</text:p>
      <text:p text:style-name="s1"><text:bookmark text:name="anchor1052"/>Организация, состав сил и средств территориальных подсистем, а также порядок их деятельности определяются положениями о них, утверждаемыми в установленном порядке исполнительными органами субъектов Российской Федерации.</text:p>
      <text:p text:style-name="s22header">Информация об изменениях:</text:p>
      <text:p text:style-name="s22"><text:bookmark text:name="anchor1006"/><text:a xlink:type="simple" xlink:href="http://ivo.garant.ru/document/redirect/70590336/1001">Постановлением</text:a> Правительства РФ от 15 февраля 2014 г. N 109 пункт 6 изложен в новой редакции</text:p>
      <text:p text:style-name="s22"><text:a xlink:type="simple" xlink:href="http://ivo.garant.ru/document/redirect/58057162/1006">См. текст пункта в предыдущей редакции</text:a></text:p>
      <text:p text:style-name="s1">6. На каждом уровне единой системы создаются координационные органы, постоянно действующие органы управления, органы повседневного управления, силы и средства, резервы финансовых и материальных ресурсов, системы связи и оповещения органов управления и сил единой системы, системы оповещения населения о чрезвычайных ситуациях и системы информирования населения о чрезвычайных ситуациях.</text:p>
      <text:p text:style-name="s1">При этом системы оповещения населения о чрезвычайных ситуациях, в том числе системы экстренного оповещения населения об угрозе возникновения или о возникновении чрезвычайных ситуаций, создаются только на региональном, муниципальном и объектовом уровнях единой системы.</text:p>
      <text:p text:style-name="s9header">ГАРАНТ:</text:p>
      <text:p text:style-name="s9">См. <text:a xlink:type="simple" xlink:href="http://ivo.garant.ru/document/redirect/72150224/0">Методические рекомендации</text:a> по действиям органов управления и сил функциональной и территориальной подсистем РСЧС привлекаемых к тушению лесных, степных и торфяных пожаров и реагированию на чрезвычайные ситуации в паводкоопасном периоде (утв. МЧС России 18 февраля 2016 г.)</text:p>
      <text:p text:style-name="s22header">Информация об изменениях:</text:p>
      <text:p text:style-name="s22"><text:bookmark text:name="anchor1007"/>Пункт 7 изменен с 3 апреля 2020 г. - <text:a xlink:type="simple" xlink:href="http://ivo.garant.ru/document/redirect/73841838/1021">Постановление</text:a> Правительства России от 2 апреля 2020 г. N 418</text:p>
      <text:p text:style-name="s22"><text:a xlink:type="simple" xlink:href="http://ivo.garant.ru/document/redirect/77695276/1007">См. предыдущую редакцию</text:a></text:p>
      <text:p text:style-name="s1">7. Координационными органами единой системы являются:</text:p>
      <text:p text:style-name="s1"><text:bookmark text:name="anchor100702"/>на федеральном и межрегиональном уровнях - Правительственная комиссия по предупреждению и ликвидации чрезвычайных ситуаций и обеспечению пожарной безопасности, <text:a xlink:type="simple" xlink:href="http://ivo.garant.ru/document/redirect/5229955/0">комиссии</text:a> по предупреждению и ликвидации чрезвычайных ситуаций и обеспечению пожарной безопасности федеральных органов исполнительной власти и государственных корпораций. При угрозе возникновения и (или) возникновении отдельных чрезвычайных ситуаций Правительство Российской Федерации вправе принять решение об осуществлении им полномочий координационного органа единой государственной системы предупреждения и ликвидации чрезвычайных ситуаций;</text:p>
      <text:p text:style-name="s1"><text:bookmark text:name="anchor100703"/>на региональном уровне (в пределах территории субъекта Российской Федерации) - комиссии по предупреждению и ликвидации чрезвычайных ситуаций и обеспечению пожарной безопасности субъектов Российской Федерации;</text:p>
      <text:p text:style-name="s1"><text:bookmark text:name="anchor100704"/>на муниципальном уровне - комиссии по предупреждению и ликвидации чрезвычайных ситуаций и обеспечению пожарной безопасности муниципальных образований;</text:p>
      <text:p text:style-name="s1"><text:bookmark text:name="anchor100705"/>на объектовом уровне - комиссии по предупреждению и ликвидации чрезвычайных ситуаций и обеспечению пожарной безопасности организаций, в полномочия которых входит решение вопросов по защите населения и территорий от чрезвычайных ситуаций, в том числе по обеспечению безопасности людей на водных объектах.</text:p>
      <text:p text:style-name="s1"><text:bookmark text:name="anchor100706"/>Абзац утратил силу с 12 января 2020 г. - <text:a xlink:type="simple" xlink:href="http://ivo.garant.ru/document/redirect/73366457/10334">Постановление</text:a> Правительства России от 28 декабря 2019 г. N 1934</text:p>
      <text:p text:style-name="s22header">Информация об изменениях:</text:p>
      <text:p text:style-name="s22"><text:a xlink:type="simple" xlink:href="http://ivo.garant.ru/document/redirect/77691412/100706">См. предыдущую редакцию</text:a></text:p>
      <text:p text:style-name="s22header">Информация об изменениях:</text:p>
      <text:p text:style-name="s22"><text:bookmark text:name="anchor1008"/>Пункт 8 изменен с 9 октября 2025 г. - <text:a xlink:type="simple" xlink:href="http://ivo.garant.ru/document/redirect/412784077/1002">Постановление</text:a> Правительства России от 30 сентября 2025 г. N 1509</text:p>
      <text:p text:style-name="s22"><text:a xlink:type="simple" xlink:href="http://ivo.garant.ru/document/redirect/76849952/1008">См. предыдущую редакцию</text:a></text:p>
      <text:p text:style-name="s1">8. Образование, реорганизация и упразднение комиссий по предупреждению и ликвидации чрезвычайных ситуаций и обеспечению пожарной безопасности, определение их компетенции, утверждение руководителей и персонального состава осуществляются соответственно Правительством Российской Федерации, федеральными органами исполнительной власти, государственными корпорациями, исполнительными органами субъектов Российской Федерации, органами местного самоуправления и организациями.</text:p>
      <text:p text:style-name="s1"><text:bookmark text:name="anchor10082"/>Компетенция комиссий по предупреждению и ликвидации чрезвычайных ситуаций и обеспечению пожарной безопасности, а также порядок принятия решений определяются в <text:a xlink:type="simple" xlink:href="http://ivo.garant.ru/document/redirect/5229955/0">положениях</text:a> о них или в решениях об их образовании.</text:p>
      <text:p text:style-name="s1"><text:bookmark text:name="anchor10083"/>Комиссии по предупреждению и ликвидации чрезвычайных ситуаций и обеспечению пожарной безопасности федеральных органов исполнительной власти и государственных корпораций возглавляют руководители федеральных органов исполнительной власти и государственных корпораций или их заместители. Комиссии по предупреждению и ликвидации чрезвычайных ситуаций и обеспечению пожарной безопасности субъектов Российской Федерации возглавляют высшие должностные лица субъектов Российской Федерации. Комиссии по предупреждению и ликвидации чрезвычайных ситуаций и обеспечению пожарной безопасности муниципальных образований возглавляют главы местных администраций. Комиссии по предупреждению и ликвидации чрезвычайных ситуаций и обеспечению пожарной безопасности организаций, в полномочия которых входит решение вопросов по защите населения и территорий от чрезвычайных ситуаций, в том числе по обеспечению безопасности людей на водных объектах, возглавляют руководители организаций или их заместители.</text:p>
      <text:p text:style-name="s1"><text:bookmark text:name="anchor10084"/>Для оценки обстановки, координации сил единой системы в зонах чрезвычайных ситуаций, подготовки проектов решений, направленных на ликвидацию чрезвычайных ситуаций, при комиссиях по предупреждению и ликвидации чрезвычайных ситуаций и обеспечению пожарной безопасности субъектов Российской Федерации создаются постоянно действующие оперативные штабы.</text:p>
      <text:p text:style-name="s9header">ГАРАНТ:</text:p>
      <text:p text:style-name="s9">См. <text:a xlink:type="simple" xlink:href="http://ivo.garant.ru/document/redirect/403807146/0">Типовое положение</text:a> о постоянно действующем оперативном штабе при комиссии по предупреждению и ликвидации чрезвычайных ситуаций и обеспечению пожарной безопасности субъекта РФ, одобренное на заседании Правительственной комиссии по предупреждению и ликвидации чрезвычайных ситуаций и обеспечению пожарной безопасности от 18 марта 2022 г. N 1</text:p>
      <text:p text:style-name="s1"><text:bookmark text:name="anchor10085"/>Постоянно действующие оперативные штабы возглавляют руководители территориальных органов Министерства Российской Федерации по делам гражданской обороны, чрезвычайным ситуациям и ликвидации последствий стихийных бедствий.</text:p>
      <text:p text:style-name="s1">Состав постоянно действующих оперативных штабов, их полномочия и порядок работы определяются решениями комиссий по предупреждению и ликвидации чрезвычайных ситуаций и обеспечению пожарной безопасности субъектов Российской Федерации.</text:p>
      <text:p text:style-name="s22header">Информация об изменениях:</text:p>
      <text:p text:style-name="s22"><text:bookmark text:name="anchor1009"/>Пункт 9 изменен с 9 октября 2025 г. - <text:a xlink:type="simple" xlink:href="http://ivo.garant.ru/document/redirect/412784077/1003">Постановление</text:a> Правительства России от 30 сентября 2025 г. N 1509</text:p>
      <text:p text:style-name="s22"><text:a xlink:type="simple" xlink:href="http://ivo.garant.ru/document/redirect/76849952/1009">См. предыдущую редакцию</text:a></text:p>
      <text:p text:style-name="s1">9. Основными задачами комиссий по предупреждению и ликвидации чрезвычайных ситуаций и обеспечению пожарной безопасности в соответствии с их компетенцией являются:</text:p>
      <text:p text:style-name="s1"><text:bookmark text:name="anchor10091"/>а) разработка предложений по реализации государственной политики в области предупреждения и ликвидации чрезвычайных ситуаций и обеспечения пожарной безопасности;</text:p>
      <text:p text:style-name="s22header">Информация об изменениях:</text:p>
      <text:p text:style-name="s22"><text:bookmark text:name="anchor10092"/>Подпункт "б" изменен с 9 октября 2025 г. - <text:a xlink:type="simple" xlink:href="http://ivo.garant.ru/document/redirect/412784077/1003">Постановление</text:a> Правительства России от 30 сентября 2025 г. N 1509</text:p>
      <text:p text:style-name="s22"><text:a xlink:type="simple" xlink:href="http://ivo.garant.ru/document/redirect/76849952/10092">См. предыдущую редакцию</text:a></text:p>
      <text:p text:style-name="s1">б) координация деятельности органов управления и сил федеральных органов исполнительной власти, государственных корпораций, исполнительных органов субъектов Российской Федерации, органов местного самоуправления и организаций по предупреждению и ликвидации чрезвычайных ситуаций на соответствующих уровнях единой системы;</text:p>
      <text:p text:style-name="s22header">Информация об изменениях:</text:p>
      <text:p text:style-name="s22"><text:bookmark text:name="anchor10093"/>Подпункт "в" изменен с 9 октября 2025 г. - <text:a xlink:type="simple" xlink:href="http://ivo.garant.ru/document/redirect/412784077/1003">Постановление</text:a> Правительства России от 30 сентября 2025 г. N 1509</text:p>
      <text:p text:style-name="s22"><text:a xlink:type="simple" xlink:href="http://ivo.garant.ru/document/redirect/76849952/10093">См. предыдущую редакцию</text:a></text:p>
      <text:p text:style-name="s1">в) обеспечение согласованности действий федеральных органов исполнительной власти, государственных корпораций, исполнительных органов субъектов Российской Федерации, органов местного самоуправления и организаций при решении задач в области предупреждения и ликвидации чрезвычайных ситуаций и обеспечения пожарной безопасности, а также восстановления и строительства жилых домов, объектов жилищно-коммунального хозяйства, социальной сферы, производственной и инженерной инфраструктуры, поврежденных и разрушенных в результате чрезвычайных ситуаций;</text:p>
      <text:p text:style-name="s1"><text:bookmark text:name="anchor10094"/>г) рассмотрение вопросов о привлечении сил и средств гражданской обороны к организации и проведению мероприятий по предотвращению и ликвидации чрезвычайных ситуаций в порядке, установленном федеральным законом;</text:p>
      <text:p text:style-name="s22header">Информация об изменениях:</text:p>
      <text:p text:style-name="s22"><text:bookmark text:name="anchor10095"/><text:a xlink:type="simple" xlink:href="http://ivo.garant.ru/document/redirect/70590336/1002">Постановлением</text:a> Правительства РФ от 15 февраля 2014 г. N 109 пункт 9 дополнен подпунктом "д"</text:p>
      <text:p text:style-name="s1">д) рассмотрение вопросов об организации оповещения и информирования населения о чрезвычайных ситуациях.</text:p>
      <text:p text:style-name="s1"><text:bookmark text:name="anchor10096"/>Иные задачи могут быть возложены на соответствующие комиссии по предупреждению и ликвидации чрезвычайных ситуаций и обеспечению пожарной безопасности решениями Правительства Российской Федерации, федеральных органов исполнительной власти, государственных корпораций, исполнительных органов субъектов Российской Федерации, органов местного самоуправления и организаций в соответствии с законодательством Российской Федерации, законодательством субъектов Российской Федерации и нормативными правовыми актами органов местного самоуправления.</text:p>
      <text:p text:style-name="s22header">Информация об изменениях:</text:p>
      <text:p text:style-name="s22"><text:bookmark text:name="anchor10010"/>Пункт 10 изменен с 9 октября 2025 г. - <text:a xlink:type="simple" xlink:href="http://ivo.garant.ru/document/redirect/412784077/1004">Постановление</text:a> Правительства России от 30 сентября 2025 г. N 1509</text:p>
      <text:p text:style-name="s22"><text:a xlink:type="simple" xlink:href="http://ivo.garant.ru/document/redirect/76849952/10010">См. предыдущую редакцию</text:a></text:p>
      <text:p text:style-name="s1">10. Постоянно действующими органами управления единой системы являются:</text:p>
      <text:p text:style-name="s1"><text:bookmark text:name="anchor100101"/>на федеральном уровне - Министерство Российской Федерации по делам гражданской обороны, чрезвычайным ситуациям и ликвидации последствий стихийных бедствий, а также образованные для решения задач в области защиты населения и территорий от чрезвычайных ситуаций подразделения федеральных органов исполнительной власти и государственных корпораций;</text:p>
      <text:p text:style-name="s1"><text:bookmark text:name="anchor100102"/>на межрегиональном уровне - территориальные органы Министерства Российской Федерации по делам гражданской обороны, чрезвычайным ситуациям и ликвидации последствий стихийных бедствий, осуществляющие координацию деятельности территориальных органов Министерства по вопросам гражданской обороны, предупреждения и ликвидации чрезвычайных ситуаций, расположенных в пределах федеральных округов;</text:p>
      <text:p text:style-name="s1"><text:bookmark text:name="anchor100104"/>на региональном уровне - территориальные органы Министерства Российской Федерации по делам гражданской обороны, чрезвычайным ситуациям и ликвидации последствий стихийных бедствий;</text:p>
      <text:p text:style-name="s1"><text:bookmark text:name="anchor101015"/>на муниципальном уровне - создаваемые при органах местного самоуправления органы, специально уполномоченные на решение задач в области защиты населения и территорий от чрезвычайных ситуаций;</text:p>
      <text:p text:style-name="s1"><text:bookmark text:name="anchor100105"/>на объектовом уровне - структурные подразделения организаций, специально уполномоченные на решение задач в области защиты населения и территорий от чрезвычайных ситуаций.</text:p>
      <text:p text:style-name="s1"><text:bookmark text:name="anchor100106"/>Постоянно действующие органы управления единой системы создаются и осуществляют свою деятельность в порядке, установленном законодательством Российской Федерации.</text:p>
      <text:p text:style-name="s1"><text:bookmark text:name="anchor10108"/>Компетенция и полномочия постоянно действующих органов управления единой системы определяются соответствующими <text:span text:style-name="s8">положениями</text:span> о них или уставами указанных органов управления.</text:p>
      <text:p text:style-name="s1"><text:bookmark text:name="anchor100108"/>Для осуществления экспертной поддержки в области защиты населения и территорий от чрезвычайных ситуаций, обеспечения пожарной безопасности, безопасности людей на водных объектах при постоянно действующих органах управления единой системы могут создаваться экспертные советы.</text:p>
      <text:p text:style-name="s22header">Информация об изменениях:</text:p>
      <text:p text:style-name="s22"><text:bookmark text:name="anchor10011"/>Пункт 11 изменен с 9 октября 2025 г. - <text:a xlink:type="simple" xlink:href="http://ivo.garant.ru/document/redirect/412784077/1005">Постановление</text:a> Правительства России от 30 сентября 2025 г. N 1509</text:p>
      <text:p text:style-name="s22"><text:a xlink:type="simple" xlink:href="http://ivo.garant.ru/document/redirect/76849952/10011">См. предыдущую редакцию</text:a></text:p>
      <text:p text:style-name="s1">11. Органами повседневного управления единой системы являются:</text:p>
      <text:p text:style-name="s1"><text:bookmark text:name="anchor10111"/>на федеральном уровне - Национальный центр управления в кризисных ситуациях Министерства Российской Федерации по делам гражданской обороны, чрезвычайным ситуациям и ликвидации последствий стихийных бедствий, а также организации (подразделения), обеспечивающие деятельность федеральных органов исполнительной власти и государственных корпораций в области защиты населения и территорий от чрезвычайных ситуаций, управления силами и средствами, предназначенными и привлекаемыми для предупреждения и ликвидации чрезвычайных ситуаций, осуществления обмена информацией и оповещения населения о чрезвычайных ситуациях;</text:p>
      <text:p text:style-name="s1"><text:bookmark text:name="anchor10112"/>на межрегиональном уровне - центры управления в кризисных ситуациях территориальных органов Министерства Российской Федерации по делам гражданской обороны, чрезвычайным ситуациям и ликвидации последствий стихийных бедствий, осуществляющих координацию деятельности территориальных органов Министерства по вопросам гражданской обороны, предупреждения и ликвидации чрезвычайных ситуаций, расположенных в пределах федеральных округов, а также организации (подразделения) территориальных органов федеральных органов исполнительной власти межрегионального уровня, обеспечивающие деятельность этих органов в области защиты населения и территорий от чрезвычайных ситуаций, управления силами и средствами, предназначенными и привлекаемыми для предупреждения и ликвидации чрезвычайных ситуаций, осуществления обмена информацией и оповещения населения о чрезвычайных ситуациях на межрегиональном уровне;</text:p>
      <text:p text:style-name="s1"><text:bookmark text:name="anchor10113"/>на региональном уровне - центры управления в кризисных ситуациях территориальных органов Министерства Российской Федерации по делам гражданской обороны, чрезвычайным ситуациям и ликвидации последствий стихийных бедствий, а также организации (подразделения) территориальных органов федеральных органов исполнительной власти по субъектам Российской Федерации и организации (подразделения) исполнительных органов субъектов Российской Федерации, обеспечивающие деятельность этих органов в области защиты населения и территорий от чрезвычайных ситуаций, управления силами и средствами, предназначенными и привлекаемыми для предупреждения и ликвидации чрезвычайных ситуаций, осуществления обмена информацией и оповещения населения о чрезвычайных ситуациях;</text:p>
      <text:p text:style-name="s1"><text:bookmark text:name="anchor10114"/>на муниципальном уровне - единые дежурно-диспетчерские службы муниципальных образований, подведомственные органам местного самоуправления, дежурно-диспетчерские службы экстренных оперативных служб, а также другие организации (подразделения), обеспечивающие деятельность органов местного самоуправления в области защиты населения и территорий от чрезвычайных ситуаций, управления силами и средствами, предназначенными и привлекаемыми для предупреждения и ликвидации чрезвычайных ситуаций, осуществления обмена информацией и оповещения населения о чрезвычайных ситуациях;</text:p>
      <text:p text:style-name="s1"><text:bookmark text:name="anchor10115"/>на объектовом уровне - подразделения организаций, обеспечивающие их деятельность в области защиты населения и территорий от чрезвычайных ситуаций, управления силами и средствами, предназначенными и привлекаемыми для предупреждения и ликвидации чрезвычайных ситуаций, осуществления обмена информацией и оповещения населения о чрезвычайных ситуациях.</text:p>
      <text:p text:style-name="s1"><text:bookmark text:name="anchor10117"/>Компетенция и полномочия органов повседневного управления единой системы определяются соответствующими положениями о них или уставами указанных органов управления.</text:p>
      <text:p text:style-name="s22header">Информация об изменениях:</text:p>
      <text:p text:style-name="s22"><text:bookmark text:name="anchor101011"/>Пункт 11.1 изменен с 9 октября 2025 г. - <text:a xlink:type="simple" xlink:href="http://ivo.garant.ru/document/redirect/412784077/1006">Постановление</text:a> Правительства России от 30 сентября 2025 г. N 1509</text:p>
      <text:p text:style-name="s22"><text:a xlink:type="simple" xlink:href="http://ivo.garant.ru/document/redirect/76849952/101011">См. предыдущую редакцию</text:a></text:p>
      <text:p text:style-name="s1">11<text:span text:style-name="upper"><text:span> 1</text:span></text:span>. Обеспечение координации деятельности органов повседневного управления единой системы и гражданской обороны (в том числе управления силами и средствами единой системы, силами и средствами гражданской обороны), организации информационного взаимодействия федеральных органов исполнительной власти, исполнительных органов субъектов Российской Федерации, органов местного самоуправления и организаций при решении задач в области защиты населения и территорий от чрезвычайных ситуаций и гражданской обороны, а также при осуществлении мер информационной поддержки принятия решений в области защиты населения и территорий от чрезвычайных ситуаций и гражданской обороны в установленном порядке осуществляют:</text:p>
      <text:p text:style-name="s22header">Информация об изменениях:</text:p>
      <text:p text:style-name="s22"><text:bookmark text:name="anchor11111"/>Подпункт "а" изменен с 12 января 2020 г. - <text:a xlink:type="simple" xlink:href="http://ivo.garant.ru/document/redirect/73366457/10381">Постановление</text:a> Правительства России от 28 декабря 2019 г. N 1934</text:p>
      <text:p text:style-name="s22"><text:a xlink:type="simple" xlink:href="http://ivo.garant.ru/document/redirect/77691412/11111">См. предыдущую редакцию</text:a></text:p>
      <text:p text:style-name="s1">а) на федеральном уровне - Национальный центр управления в кризисных ситуациях Министерства Российской Федерации по делам гражданской обороны, чрезвычайным ситуациям и ликвидации последствий стихийных бедствий;</text:p>
      <text:p text:style-name="s22header">Информация об изменениях:</text:p>
      <text:p text:style-name="s22"><text:bookmark text:name="anchor11112"/>Подпункт "б" изменен с 9 октября 2025 г. - <text:a xlink:type="simple" xlink:href="http://ivo.garant.ru/document/redirect/412784077/1062">Постановление</text:a> Правительства России от 30 сентября 2025 г. N 1509</text:p>
      <text:p text:style-name="s22"><text:a xlink:type="simple" xlink:href="http://ivo.garant.ru/document/redirect/76849952/11112">См. предыдущую редакцию</text:a></text:p>
      <text:p text:style-name="s1">б) на межрегиональном уровне - центры управления в кризисных ситуациях территориальных органов Министерства Российской Федерации по делам гражданской обороны, чрезвычайным ситуациям и ликвидации последствий стихийных бедствий, осуществляющих координацию деятельности территориальных органов Министерства по вопросам гражданской обороны, предупреждения и ликвидации чрезвычайных ситуаций, расположенных в пределах федеральных округов;</text:p>
      <text:p text:style-name="s22header">Информация об изменениях:</text:p>
      <text:p text:style-name="s22"><text:bookmark text:name="anchor11113"/>Подпункт "в" изменен с 12 января 2020 г. - <text:a xlink:type="simple" xlink:href="http://ivo.garant.ru/document/redirect/73366457/10381">Постановление</text:a> Правительства России от 28 декабря 2019 г. N 1934</text:p>
      <text:p text:style-name="s22"><text:a xlink:type="simple" xlink:href="http://ivo.garant.ru/document/redirect/77691412/11113">См. предыдущую редакцию</text:a></text:p>
      <text:p text:style-name="s1">в) на региональном уровне - центры управления в кризисных ситуациях территориальных органов Министерства Российской Федерации по делам гражданской обороны, чрезвычайным ситуациям и ликвидации последствий стихийных бедствий;</text:p>
      <text:p text:style-name="s22header">Информация об изменениях:</text:p>
      <text:p text:style-name="s22"><text:bookmark text:name="anchor11114"/>Пункт 11 дополнен подпунктом "г" с 12 января 2020 г. - <text:a xlink:type="simple" xlink:href="http://ivo.garant.ru/document/redirect/73366457/10382">Постановление</text:a> Правительства России от 28 декабря 2019 г. N 1934</text:p>
      <text:p text:style-name="s1">г) на муниципальном уровне - единые дежурно-диспетчерские службы муниципальных образований.</text:p>
      <text:p text:style-name="s1"><text:bookmark text:name="anchor10012"/>12. Размещение органов управления единой системы в зависимости от обстановки осуществляется на стационарных или подвижных пунктах управления, оснащаемых техническими средствами управления, средствами связи, оповещения и жизнеобеспечения, поддерживаемых в состоянии постоянной готовности к использованию.</text:p>
      <text:p text:style-name="s22header">Информация об изменениях:</text:p>
      <text:p text:style-name="s22"><text:bookmark text:name="anchor10013"/>Пункт 13 изменен с 9 октября 2025 г. - <text:a xlink:type="simple" xlink:href="http://ivo.garant.ru/document/redirect/412784077/1007">Постановление</text:a> Правительства России от 30 сентября 2025 г. N 1509</text:p>
      <text:p text:style-name="s22"><text:a xlink:type="simple" xlink:href="http://ivo.garant.ru/document/redirect/76849952/10013">См. предыдущую редакцию</text:a></text:p>
      <text:p text:style-name="s1">13. К силам и средствам единой системы относятся специально подготовленные силы и средства федеральных органов исполнительной власти, государственных корпораций, исполнительных органов субъектов Российской Федерации, органов местного самоуправления, организаций и общественных объединений, предназначенные и выделяемые (привлекаемые) для предупреждения и ликвидации чрезвычайных ситуаций.</text:p>
      <text:p text:style-name="s1">Состав сил и средств единой системы определяется Правительством Российской Федерации.</text:p>
      <text:p text:style-name="s1"><text:bookmark text:name="anchor100133"/>Силы и средства гражданской обороны привлекаются к организации и проведению мероприятий по предотвращению и ликвидации чрезвычайных ситуаций федерального и регионального характера в порядке, установленном федеральным законом.</text:p>
      <text:p text:style-name="s22header">Информация об изменениях:</text:p>
      <text:p text:style-name="s22"><text:bookmark text:name="anchor10014"/>Пункт 14 изменен с 9 октября 2025 г. - <text:a xlink:type="simple" xlink:href="http://ivo.garant.ru/document/redirect/412784077/1008">Постановление</text:a> Правительства России от 30 сентября 2025 г. N 1509</text:p>
      <text:p text:style-name="s22"><text:a xlink:type="simple" xlink:href="http://ivo.garant.ru/document/redirect/76849952/10014">См. предыдущую редакцию</text:a></text:p>
      <text:p text:style-name="s1">14. В состав сил и средств каждого уровня единой системы входят силы и средства постоянной готовности, предназначенные для оперативного реагирования на чрезвычайные ситуации и проведения работ по их ликвидации (далее - силы постоянной готовности).</text:p>
      <text:p text:style-name="s1"><text:bookmark text:name="anchor10142"/>Основу сил постоянной готовности составляют аварийно-спасательные службы, аварийно-спасательные формирования, иные службы и формирования, оснащенные специальной техникой, оборудованием, снаряжением, инструментом, материалами с учетом обеспечения проведения аварийно-спасательных и других неотложных работ в зоне чрезвычайной ситуации в течение не менее 3 суток.</text:p>
      <text:p text:style-name="s1"><text:bookmark text:name="anchor100143"/>Перечень сил постоянной готовности федерального уровня утверждается Правительством Российской Федерации по представлению Министерства Российской Федерации по делам гражданской обороны, чрезвычайным ситуациям и ликвидации последствий стихийных бедствий, согласованному с заинтересованными федеральными органами исполнительной власти и государственными корпорациями.</text:p>
      <text:p text:style-name="s1"><text:bookmark text:name="anchor100144"/>Перечень сил постоянной готовности территориальных подсистем утверждается исполнительными органами субъектов Российской Федерации по согласованию с соответствующими территориальными органами Министерства Российской Федерации по делам гражданской обороны, чрезвычайным ситуациям и ликвидации последствий стихийных бедствий.</text:p>
      <text:p text:style-name="s1"><text:bookmark text:name="anchor100145"/>Состав и структуру сил постоянной готовности определяют создающие их федеральные органы исполнительной власти, государственные корпорации, исполнительные органы субъектов Российской Федерации, органы местного самоуправления, организации и общественные объединения исходя из возложенных на них задач по предупреждению и ликвидации чрезвычайных ситуаций.</text:p>
      <text:p text:style-name="s22header">Информация об изменениях:</text:p>
      <text:p text:style-name="s22"><text:bookmark text:name="anchor10015"/>Пункт 15 изменен с 25 июня 2022 г. - <text:a xlink:type="simple" xlink:href="http://ivo.garant.ru/document/redirect/404847839/10031">Постановление</text:a> Правительства России от 16 июня 2022 г. N 1091</text:p>
      <text:p text:style-name="s22"><text:a xlink:type="simple" xlink:href="http://ivo.garant.ru/document/redirect/76804714/10015">См. предыдущую редакцию</text:a></text:p>
      <text:p text:style-name="s1">15. Координацию деятельности аварийно-спасательных служб, аварийно-спасательных формирований, общественных объединений, участвующих в проведении аварийно-спасательных работ и действующих на всей или большей части территории Российской Федерации, а также всех видов пожарной охраны осуществляет в установленном порядке Министерство Российской Федерации по делам гражданской обороны, чрезвычайным ситуациям и ликвидации последствий стихийных бедствий.</text:p>
      <text:p text:style-name="s1"><text:bookmark text:name="anchor100152"/>Координацию деятельности аварийно-спасательных служб и аварийно-спасательных формирований на территориях субъектов Российской Федерации осуществляют в установленном порядке территориальные органы Министерства Российской Федерации по делам гражданской обороны, чрезвычайным ситуациям и ликвидации последствий стихийных бедствий.</text:p>
      <text:p text:style-name="s1"><text:bookmark text:name="anchor100153"/>Координацию деятельности аварийно-спасательных служб и аварийно-спасательных формирований на территориях муниципальных образований осуществляют органы, специально уполномоченные на решение задач в области защиты населения и территорий от чрезвычайных ситуаций при органах местного самоуправления.</text:p>
      <text:p text:style-name="s22header">Информация об изменениях:</text:p>
      <text:p text:style-name="s22"><text:bookmark text:name="anchor10016"/>Пункт 16 изменен с 12 января 2020 г. - <text:a xlink:type="simple" xlink:href="http://ivo.garant.ru/document/redirect/73366457/10420">Постановление</text:a> Правительства России от 28 декабря 2019 г. N 1934</text:p>
      <text:p text:style-name="s22"><text:a xlink:type="simple" xlink:href="http://ivo.garant.ru/document/redirect/77691412/10016">См. предыдущую редакцию</text:a></text:p>
      <text:p text:style-name="s1">16. Привлечение аварийно-спасательных служб и аварийно-спасательных формирований к ликвидации чрезвычайных ситуаций осуществляется в соответствии со статьей 13 Федерального закона "Об аварийно-спасательных службах и статусе спасателей".</text:p>
      <text:p text:style-name="s1"><text:bookmark text:name="anchor10161"/>абзац утратил силу с 12 января 2020 г. - <text:a xlink:type="simple" xlink:href="http://ivo.garant.ru/document/redirect/73366457/10016">Постановление</text:a> Правительства России от 28 декабря 2019 г. N 1934</text:p>
      <text:p text:style-name="s22header">Информация об изменениях:</text:p>
      <text:p text:style-name="s22"><text:a xlink:type="simple" xlink:href="http://ivo.garant.ru/document/redirect/77691412/10161">См. предыдущую редакцию</text:a></text:p>
      <text:p text:style-name="s1"><text:bookmark text:name="anchor10162"/>абзац третий <text:a xlink:type="simple" xlink:href="http://ivo.garant.ru/document/redirect/71553744/1062">утратил силу</text:a>;</text:p>
      <text:p text:style-name="s22header">Информация об изменениях:</text:p>
      <text:p text:style-name="s22">См. текст <text:a xlink:type="simple" xlink:href="http://ivo.garant.ru/document/redirect/57419794/10162">абзаца третьего пункта 16</text:a></text:p>
      <text:p text:style-name="s1"><text:bookmark text:name="anchor10164"/>абзац утратил силу с 12 января 2020 г. - <text:a xlink:type="simple" xlink:href="http://ivo.garant.ru/document/redirect/73366457/10016">Постановление</text:a> Правительства России от 28 декабря 2019 г. N 1934</text:p>
      <text:p text:style-name="s22header">Информация об изменениях:</text:p>
      <text:p text:style-name="s22"><text:a xlink:type="simple" xlink:href="http://ivo.garant.ru/document/redirect/77691412/10164">См. предыдущую редакцию</text:a></text:p>
      <text:p text:style-name="s1"><text:bookmark text:name="anchor10165"/>Абзац утратил силу с 12 января 2020 г. - <text:a xlink:type="simple" xlink:href="http://ivo.garant.ru/document/redirect/73366457/10016">Постановление</text:a> Правительства России от 28 декабря 2019 г. N 1934</text:p>
      <text:p text:style-name="s22header">Информация об изменениях:</text:p>
      <text:p text:style-name="s22"><text:a xlink:type="simple" xlink:href="http://ivo.garant.ru/document/redirect/77691412/10165">См. предыдущую редакцию</text:a></text:p>
      <text:p text:style-name="s1"><text:bookmark text:name="anchor100166"/>Общественные аварийно-спасательные формирования могут участвовать в соответствии с законодательством Российской Федерации в ликвидации чрезвычайных ситуаций и действуют под руководством соответствующих органов управления единой системы.</text:p>
      <text:p text:style-name="s1"><text:bookmark text:name="anchor10017"/>17. Специально подготовленные силы и средства Вооруженных Сил Российской Федерации, других войск, воинских формирований и органов, выполняющих задачи в области обороны, привлекаются для ликвидации чрезвычайных ситуаций в порядке, определяемом Президентом Российской Федерации.</text:p>
      <text:p text:style-name="s1">Силы и средства органов внутренних дел Российской Федерации, включая территориальные органы, применяются при ликвидации чрезвычайных ситуаций в соответствии с задачами, возложенными на них законами и иными нормативными правовыми актами Российской Федерации.</text:p>
      <text:p text:style-name="s22header">Информация об изменениях:</text:p>
      <text:p text:style-name="s22"><text:bookmark text:name="anchor10018"/>Пункт 18 изменен с 9 октября 2025 г. - <text:a xlink:type="simple" xlink:href="http://ivo.garant.ru/document/redirect/412784077/1009">Постановление</text:a> Правительства России от 30 сентября 2025 г. N 1509</text:p>
      <text:p text:style-name="s22"><text:a xlink:type="simple" xlink:href="http://ivo.garant.ru/document/redirect/76849952/10018">См. предыдущую редакцию</text:a></text:p>
      <text:p text:style-name="s1">18. Подготовка работников федеральных органов исполнительной власти, государственных корпораций, исполнительных органов субъектов Российской Федерации, органов местного самоуправления и организаций, специально уполномоченных решать задачи по предупреждению и ликвидации чрезвычайных ситуаций и включенных в состав органов управления единой системы, организуется в порядке, установленном Правительством Российской Федерации.</text:p>
      <text:p text:style-name="s1"><text:bookmark text:name="anchor10182"/>Методическое руководство, координацию и контроль за подготовкой населения в области защиты от чрезвычайных ситуаций осуществляет Министерство Российской Федерации по делам гражданской обороны, чрезвычайным ситуациям и ликвидации последствий стихийных бедствий.</text:p>
      <text:p text:style-name="s22header">Информация об изменениях:</text:p>
      <text:p text:style-name="s22"><text:bookmark text:name="anchor10019"/>Пункт 19 изменен с 9 октября 2025 г. - <text:a xlink:type="simple" xlink:href="http://ivo.garant.ru/document/redirect/412784077/1009">Постановление</text:a> Правительства России от 30 сентября 2025 г. N 1509</text:p>
      <text:p text:style-name="s22"><text:a xlink:type="simple" xlink:href="http://ivo.garant.ru/document/redirect/76849952/10019">См. предыдущую редакцию</text:a></text:p>
      <text:p text:style-name="s1">19. Готовность аварийно-спасательных служб и аварийно-спасательных формирований к реагированию на чрезвычайные ситуации и проведению работ по их ликвидации проверяется в ходе аттестации, а также в ходе проверок, осуществляемых в пределах своих полномочий Министерством Российской Федерации по делам гражданской обороны, чрезвычайным ситуациям и ликвидации последствий стихийных бедствий и его территориальными органами, органами государственного надзора и контроля, а также федеральными органами исполнительной власти, исполнительными органами субъектов Российской Федерации, органами местного самоуправления и организациями, создающими указанные службы и формирования.</text:p>
      <text:p text:style-name="s22header">Информация об изменениях:</text:p>
      <text:p text:style-name="s22"><text:bookmark text:name="anchor10020"/>Пункт 20 изменен с 9 октября 2025 г. - <text:a xlink:type="simple" xlink:href="http://ivo.garant.ru/document/redirect/412784077/1010">Постановление</text:a> Правительства России от 30 сентября 2025 г. N 1509</text:p>
      <text:p text:style-name="s22"><text:a xlink:type="simple" xlink:href="http://ivo.garant.ru/document/redirect/76849952/10020">См. предыдущую редакцию</text:a></text:p>
      <text:p text:style-name="s1">20. Для ликвидации чрезвычайных ситуаций создаются и используются:</text:p>
      <text:p text:style-name="s1"><text:bookmark text:name="anchor10202"/>абзац утратил силу с 12 января 2020 г. - <text:a xlink:type="simple" xlink:href="http://ivo.garant.ru/document/redirect/73366457/10430">Постановление</text:a> Правительства России от 28 декабря 2019 г. N 1934</text:p>
      <text:p text:style-name="s22header">Информация об изменениях:</text:p>
      <text:p text:style-name="s22"><text:a xlink:type="simple" xlink:href="http://ivo.garant.ru/document/redirect/77691412/10202">См. предыдущую редакцию</text:a></text:p>
      <text:p text:style-name="s1">запасы материальных ценностей для обеспечения неотложных работ по ликвидации последствий чрезвычайных ситуаций, находящиеся в составе государственного материального резерва;</text:p>
      <text:p text:style-name="s1"><text:bookmark text:name="anchor100204"/>резервы финансовых и материальных ресурсов федеральных органов исполнительной власти;</text:p>
      <text:p text:style-name="s1"><text:bookmark text:name="anchor100205"/>резервы финансовых и материальных ресурсов исполнительных органов субъектов Российской Федерации, органов местного самоуправления и организаций.</text:p>
      <text:p text:style-name="s1"><text:bookmark text:name="anchor100206"/><text:a xlink:type="simple" xlink:href="http://ivo.garant.ru/document/redirect/400777124/0">Порядок</text:a> создания, использования и восполнения резервов финансовых и материальных ресурсов определяется законодательством Российской Федерации, законодательством субъектов Российской Федерации и нормативными правовыми актами органов местного самоуправления и организациями.</text:p>
      <text:p text:style-name="s9header">ГАРАНТ:</text:p>
      <text:p text:style-name="s9">См. <text:a xlink:type="simple" xlink:href="http://ivo.garant.ru/document/redirect/70258536/1000">Рекомендации</text:a> к порядку применения размеров обязательного резерва материально-технических ресурсов для оперативного устранения неисправностей и аварий на объектах жилищно-коммунального хозяйства, направленные <text:a xlink:type="simple" xlink:href="http://ivo.garant.ru/document/redirect/70258536/0">письмом</text:a> Департамента жилищно-коммунального хозяйства Минстроя России от 13 апреля 1995 г. N 01-10-68</text:p>
      <text:p text:style-name="s1"><text:bookmark text:name="anchor100207"/><text:span text:style-name="s8">Номенклатура</text:span> и <text:a xlink:type="simple" xlink:href="http://ivo.garant.ru/document/redirect/70511856/1000">объем резервов</text:a> материальных ресурсов для ликвидации чрезвычайных ситуаций, а также контроль за их созданием, хранением, использованием и восполнением устанавливаются создающим их органом.</text:p>
      <text:p text:style-name="s1"><text:bookmark text:name="anchor100208"/>Резервы финансовых и материальных ресурсов федеральных органов исполнительной власти, исполнительных органов субъектов Российской Федерации, органов местного самоуправления и организаций могут использоваться при введении режима повышенной готовности в случае, если это предусмотрено порядком создания и использования указанных резервов.</text:p>
      <text:p text:style-name="s22header">Информация об изменениях:</text:p>
      <text:p text:style-name="s22"><text:bookmark text:name="anchor10021"/><text:a xlink:type="simple" xlink:href="http://ivo.garant.ru/document/redirect/70590336/1003">Постановлением</text:a> Правительства РФ от 15 февраля 2014 г. N 109 в пункт 21 внесены изменения</text:p>
      <text:p text:style-name="s22"><text:a xlink:type="simple" xlink:href="http://ivo.garant.ru/document/redirect/58057162/10021">См. текст пункта в предыдущей редакции</text:a></text:p>
      <text:p text:style-name="s1">21. Управление единой системой осуществляется с использованием систем связи и оповещения, представляющих собой организационно-техническое объединение сил, средств связи и оповещения, сетей вещания, каналов сети связи общего пользования и ведомственных сетей связи, обеспечивающих доведение информации и сигналов оповещения до органов управления и сил единой системы.</text:p>
      <text:p text:style-name="s1"><text:bookmark text:name="anchor100212"/>Абзац второй <text:a xlink:type="simple" xlink:href="http://ivo.garant.ru/document/redirect/70590336/1032">утратил силу</text:a>.</text:p>
      <text:p text:style-name="s22header">Информация об изменениях:</text:p>
      <text:p text:style-name="s22">См. текст <text:a xlink:type="simple" xlink:href="http://ivo.garant.ru/document/redirect/58057162/10021">абзаца второго пункта 21</text:a></text:p>
      <text:p text:style-name="s22header">Информация об изменениях:</text:p>
      <text:p text:style-name="s22"><text:bookmark text:name="anchor10022"/>Пункт 22 изменен с 9 октября 2025 г. - <text:a xlink:type="simple" xlink:href="http://ivo.garant.ru/document/redirect/412784077/1011">Постановление</text:a> Правительства России от 30 сентября 2025 г. N 1509</text:p>
      <text:p text:style-name="s22"><text:a xlink:type="simple" xlink:href="http://ivo.garant.ru/document/redirect/76849952/10022">См. предыдущую редакцию</text:a></text:p>
      <text:p text:style-name="s1">22. Информационное обеспечение в единой системе осуществляется с использованием <text:a xlink:type="simple" xlink:href="http://ivo.garant.ru/document/redirect/408440665/1000">государственной информационной системы</text:a> "Автоматизированная информационно-управляющая система единой государственной системы предупреждения и ликвидации чрезвычайных ситуаций", а также иных способов предоставления информации.</text:p>
      <text:p text:style-name="s1"><text:bookmark text:name="anchor100222"/>Для приема сообщений о чрезвычайных ситуациях, в том числе вызванных пожарами, используются единый номер вызова экстренных оперативных служб "112" и номер приема сообщений о пожарах и чрезвычайных ситуациях, назначаемый федеральным органом исполнительной власти в области связи.</text:p>
      <text:p text:style-name="s1"><text:bookmark text:name="anchor10223"/>Сбор и обмен информацией в области защиты населения и территорий от чрезвычайных ситуаций и обеспечения пожарной безопасности осуществляется федеральными органами исполнительной власти, государственными корпорациями, исполнительными органами субъектов Российской Федерации, органами местного самоуправления и организациями в порядке, установленном Правительством Российской Федерации.</text:p>
      <text:p text:style-name="s1"><text:bookmark text:name="anchor10224"/><text:a xlink:type="simple" xlink:href="http://ivo.garant.ru/document/redirect/400445855/1000">Сроки и формы</text:a> представления указанной информации устанавливаются Министерством Российской Федерации по делам гражданской обороны, чрезвычайным ситуациям и ликвидации последствий стихийных бедствий по согласованию с федеральными органами исполнительной власти, государственными корпорациями и органами исполнительной власти субъектов Российской Федерации.</text:p>
      <text:p text:style-name="s1"><text:bookmark text:name="anchor10225"/>Обмен информацией с иностранными государствами осуществляется в соответствии с международными договорами.</text:p>
      <text:p text:style-name="s22header">Информация об изменениях:</text:p>
      <text:p text:style-name="s22"><text:bookmark text:name="anchor10023"/>Пункт 23 изменен с 12 января 2020 г. - <text:a xlink:type="simple" xlink:href="http://ivo.garant.ru/document/redirect/73366457/1045">Постановление</text:a> Правительства России от 28 декабря 2019 г. N 1934</text:p>
      <text:p text:style-name="s22"><text:a xlink:type="simple" xlink:href="http://ivo.garant.ru/document/redirect/77691412/10023">См. предыдущую редакцию</text:a></text:p>
      <text:p text:style-name="s1">23. Проведение мероприятий по предупреждению и ликвидации чрезвычайных ситуаций в рамках единой системы осуществляется на основе <text:a xlink:type="simple" xlink:href="http://ivo.garant.ru/document/redirect/411764879/0">федерального плана</text:a> действий по предупреждению и ликвидации чрезвычайных ситуаций, планов действий по предупреждению и ликвидации чрезвычайных ситуаций на территориях субъектов Российской Федерации, планов действий по предупреждению и ликвидации чрезвычайных ситуаций на территориях муниципальных образований и планов действий по предупреждению и ликвидации чрезвычайных ситуаций организаций.</text:p>
      <text:p text:style-name="s1"><text:a xlink:type="simple" xlink:href="http://ivo.garant.ru/document/redirect/401537992/0">Организационно-методическое руководство</text:a> планированием действий в рамках единой системы осуществляет Министерство Российской Федерации по делам гражданской обороны, чрезвычайным ситуациям и ликвидации последствий стихийных бедствий.</text:p>
      <text:p text:style-name="s22header">Информация об изменениях:</text:p>
      <text:p text:style-name="s22"><text:bookmark text:name="anchor10024"/>Пункт 24 изменен с 9 октября 2025 г. - <text:a xlink:type="simple" xlink:href="http://ivo.garant.ru/document/redirect/412784077/1012">Постановление</text:a> Правительства России от 30 сентября 2025 г. N 1509</text:p>
      <text:p text:style-name="s22"><text:a xlink:type="simple" xlink:href="http://ivo.garant.ru/document/redirect/76849952/10024">См. предыдущую редакцию</text:a></text:p>
      <text:p text:style-name="s1">24. При отсутствии угрозы возникновения чрезвычайных ситуаций на объектах, территориях или акваториях органы управления и силы единой системы функционируют в режиме повседневной деятельности.</text:p>
      <text:p text:style-name="s1"><text:bookmark text:name="anchor10242"/>Решениями федеральных органов исполнительной власти, органов государственной власти субъектов Российской Федерации, органов местного самоуправления и руководителей организаций, на территории которых могут возникнуть или возникли чрезвычайные ситуации либо к полномочиям которых отнесена ликвидация чрезвычайных ситуаций, для соответствующих органов управления и сил единой системы может вводиться один из следующих режимов функционирования:</text:p>
      <text:p text:style-name="s1"><text:bookmark text:name="anchor100241"/>а) режим повышенной готовности - при угрозе возникновения чрезвычайных ситуаций;</text:p>
      <text:p text:style-name="s1"><text:bookmark text:name="anchor100242"/>б) режим чрезвычайной ситуации - при возникновении и ликвидации чрезвычайных ситуаций.</text:p>
      <text:p text:style-name="s22header">Информация об изменениях:</text:p>
      <text:p text:style-name="s22"><text:bookmark text:name="anchor10025"/>Пункт 25 изменен с 9 октября 2025 г. - <text:a xlink:type="simple" xlink:href="http://ivo.garant.ru/document/redirect/412784077/1013">Постановление</text:a> Правительства России от 30 сентября 2025 г. N 1509</text:p>
      <text:p text:style-name="s22"><text:a xlink:type="simple" xlink:href="http://ivo.garant.ru/document/redirect/76849952/10025">См. предыдущую редакцию</text:a></text:p>
      <text:p text:style-name="s1">25. Решениями федеральных органов исполнительной власти, органов государственной власти субъектов Российской Федерации, органов местного самоуправления и руководителей организаций о введении для соответствующих органов управления и сил единой системы режима повышенной готовности или режима чрезвычайной ситуации определяются:</text:p>
      <text:p text:style-name="s1"><text:bookmark text:name="anchor100251"/>а) обстоятельства, послужившие основанием для введения режима повышенной готовности или режима чрезвычайной ситуации;</text:p>
      <text:p text:style-name="s1"><text:bookmark text:name="anchor100252"/>б) границы территории, на которой может возникнуть чрезвычайная ситуация, или границы зоны чрезвычайной ситуации;</text:p>
      <text:p text:style-name="s1"><text:bookmark text:name="anchor100253"/>в) силы и средства, привлекаемые к проведению мероприятий по предупреждению и ликвидации чрезвычайной ситуации;</text:p>
      <text:p text:style-name="s1"><text:bookmark text:name="anchor100254"/>г) перечень мер по обеспечению защиты населения от чрезвычайной ситуации или организации работ по ее ликвидации;</text:p>
      <text:p text:style-name="s22header">Информация об изменениях:</text:p>
      <text:p text:style-name="s22"><text:bookmark text:name="anchor100255"/><text:a xlink:type="simple" xlink:href="http://ivo.garant.ru/document/redirect/71553744/1008">Постановлением</text:a> Правительства РФ от 30 ноября 2016 г. N 1267 в подпункт "д" внесены изменения</text:p>
      <text:p text:style-name="s22"><text:a xlink:type="simple" xlink:href="http://ivo.garant.ru/document/redirect/57419794/100255">См. текст подпункта в предыдущей редакции</text:a></text:p>
      <text:p text:style-name="s1">д) должностные лица, ответственные за осуществление мероприятий по предупреждению чрезвычайной ситуации, или руководитель ликвидации чрезвычайной ситуации.</text:p>
      <text:p text:style-name="s1"><text:bookmark text:name="anchor10257"/>Федеральные органы исполнительной власти, органы государственной власти субъектов Российской Федерации, органы местного самоуправления и руководители организаций должны информировать население через средства массовой информации и по иным каналам связи о введении на конкретной территории соответствующих режимов функционирования органов управления и сил единой системы, а также мерах по обеспечению безопасности населения.</text:p>
      <text:p text:style-name="s9header">ГАРАНТ:</text:p>
      <text:p text:style-name="s9">См. <text:a xlink:type="simple" xlink:href="http://ivo.garant.ru/document/redirect/192785/1000">Положение</text:a> об организации подготовки сообщений и информировании общественности в случае событий, влияющих на безопасность функционирования организаций, находящихся в ведении Росатома, утвержденное <text:a xlink:type="simple" xlink:href="http://ivo.garant.ru/document/redirect/192785/0">приказом</text:a> Федерального агентства по атомной энергии от 19 февраля 2008 г. N 82</text:p>
      <text:p text:style-name="s22header">Информация об изменениях:</text:p>
      <text:p text:style-name="s22"><text:bookmark text:name="anchor10026"/>Пункт 26 изменен с 9 октября 2025 г. - <text:a xlink:type="simple" xlink:href="http://ivo.garant.ru/document/redirect/412784077/1014">Постановление</text:a> Правительства России от 30 сентября 2025 г. N 1509</text:p>
      <text:p text:style-name="s22"><text:a xlink:type="simple" xlink:href="http://ivo.garant.ru/document/redirect/76849952/10026">См. предыдущую редакцию</text:a></text:p>
      <text:p text:style-name="s1">26. При устранении обстоятельств, послуживших основанием для введения на соответствующих территориях режима повышенной готовности или режима чрезвычайной ситуации, федеральные органы исполнительной власти, органы государственной власти субъектов Российской Федерации, органы местного самоуправления и руководители организаций отменяют введенные режимы функционирования органов управления и сил единой системы.</text:p>
      <text:p text:style-name="s22header">Информация об изменениях:</text:p>
      <text:p text:style-name="s22"><text:bookmark text:name="anchor10027"/>Пункт 27 изменен с 3 апреля 2020 г. - <text:a xlink:type="simple" xlink:href="http://ivo.garant.ru/document/redirect/73841838/1022">Постановление</text:a> Правительства России от 2 апреля 2020 г. N 418</text:p>
      <text:p text:style-name="s22"><text:a xlink:type="simple" xlink:href="http://ivo.garant.ru/document/redirect/77695276/10027">См. предыдущую редакцию</text:a></text:p>
      <text:p text:style-name="s1">27. При угрозе возникновения или возникновении чрезвычайных ситуаций межрегионального и федерального характера режимы функционирования органов управления и сил соответствующих подсистем единой системы могут устанавливаться решениями Правительственной комиссии по предупреждению и ликвидации чрезвычайных ситуаций и обеспечению пожарной безопасности или решениями Правительства Российской Федерации.</text:p>
      <text:p text:style-name="s1"><text:bookmark text:name="anchor10028"/>28. Основными мероприятиями, проводимыми органами управления и силами единой системы, являются:</text:p>
      <text:p text:style-name="s22header">Информация об изменениях:</text:p>
      <text:p text:style-name="s22"><text:bookmark text:name="anchor100281"/><text:a xlink:type="simple" xlink:href="http://ivo.garant.ru/document/redirect/71553744/1091">Постановлением</text:a> Правительства РФ от 30 ноября 2016 г. N 1267 в подпункт "а" внесены изменения</text:p>
      <text:p text:style-name="s22"><text:a xlink:type="simple" xlink:href="http://ivo.garant.ru/document/redirect/57419794/100281">См. текст подпункта в предыдущей редакции</text:a></text:p>
      <text:p text:style-name="s1">а) в режиме повседневной деятельности:</text:p>
      <text:p text:style-name="s1"><text:bookmark text:name="anchor102811"/>изучение состояния окружающей среды, мониторинг опасных природных явлений и техногенных процессов, способных привести к возникновению чрезвычайных ситуаций, прогнозирование чрезвычайных ситуаций, а также оценка их социально-экономических последствий;</text:p>
      <text:p text:style-name="s1"><text:bookmark text:name="anchor1002813"/>сбор, обработка и обмен в установленном <text:a xlink:type="simple" xlink:href="http://ivo.garant.ru/document/redirect/196451/1000">порядке</text:a> информацией в области защиты населения и территорий от чрезвычайных ситуаций и обеспечения пожарной безопасности;</text:p>
      <text:p text:style-name="s1">разработка и реализация целевых и научно-технических программ и мер по предупреждению чрезвычайных ситуаций и обеспечению пожарной безопасности;</text:p>
      <text:p text:style-name="s1"><text:bookmark text:name="anchor1002815"/>планирование действий органов управления и сил единой системы, организация подготовки и обеспечения их деятельности;</text:p>
      <text:p text:style-name="s9header">ГАРАНТ:</text:p>
      <text:p text:style-name="s9">См. <text:a xlink:type="simple" xlink:href="http://ivo.garant.ru/document/redirect/401537992/0">Методические рекомендации</text:a> по планированию действий в рамках единой государственной системы предупреждения и ликвидации чрезвычайных ситуаций на региональном, муниципальном и объектовом уровнях (утв. МЧС России 15 марта 2021 г.)</text:p>
      <text:p text:style-name="s1"><text:bookmark text:name="anchor1002816"/>подготовка населения в области защиты от чрезвычайных ситуаций, в том числе к действиям при получении сигналов экстренного оповещения;</text:p>
      <text:p text:style-name="s1"><text:bookmark text:name="anchor1002817"/>пропаганда знаний в области защиты населения и территорий от чрезвычайных ситуаций и обеспечения пожарной безопасности;</text:p>
      <text:p text:style-name="s1">руководство созданием, размещением, хранением и восполнением резервов материальных ресурсов для ликвидации чрезвычайных ситуаций;</text:p>
      <text:p text:style-name="s1">проведение в пределах своих полномочий государственной экспертизы, надзора и контроля в области защиты населения и территорий от чрезвычайных ситуаций и обеспечения пожарной безопасности;</text:p>
      <text:p text:style-name="s1">осуществление в пределах своих полномочий необходимых видов страхования;</text:p>
      <text:p text:style-name="s1"><text:bookmark text:name="anchor12811"/>проведение мероприятий по подготовке к эвакуации населения, материальных и культурных ценностей в безопасные районы, их размещению и возвращению соответственно в места постоянного проживания либо хранения, а также жизнеобеспечению населения в чрезвычайных ситуациях;</text:p>
      <text:p text:style-name="s1"><text:bookmark text:name="anchor12812"/>ведение статистической отчетности о чрезвычайных ситуациях, участие в расследовании причин аварий и катастроф, а также выработке мер по устранению причин подобных аварий и катастроф;</text:p>
      <text:p text:style-name="s22header">Информация об изменениях:</text:p>
      <text:p text:style-name="s22"><text:bookmark text:name="anchor100282"/><text:a xlink:type="simple" xlink:href="http://ivo.garant.ru/document/redirect/71553744/1092">Постановлением</text:a> Правительства РФ от 30 ноября 2016 г. N 1267 в подпункт "б" внесены изменения</text:p>
      <text:p text:style-name="s22"><text:a xlink:type="simple" xlink:href="http://ivo.garant.ru/document/redirect/57419794/100282">См. текст подпункта в предыдущей редакции</text:a></text:p>
      <text:p text:style-name="s1">б) в режиме повышенной готовности:</text:p>
      <text:p text:style-name="s1"><text:bookmark text:name="anchor102821"/>усиление контроля за состоянием окружающей среды, мониторинг опасных природных явлений и техногенных процессов, способных привести к возникновению чрезвычайных ситуаций, прогнозирование чрезвычайных ситуаций, а также оценка их социально-экономических последствий;</text:p>
      <text:p text:style-name="s1">введение при необходимости круглосуточного дежурства руководителей и должностных лиц органов управления и сил единой системы на стационарных пунктах управления;</text:p>
      <text:p text:style-name="s1"><text:bookmark text:name="anchor1002824"/>непрерывный сбор, обработка и передача органам управления и силам единой системы данных о прогнозируемых чрезвычайных ситуациях, информирование населения о чрезвычайных ситуациях;</text:p>
      <text:p text:style-name="s1"><text:bookmark text:name="anchor1002825"/>принятие оперативных мер по предупреждению возникновения и развития чрезвычайных ситуаций, снижению размеров ущерба и потерь в случае их возникновения, а также повышению устойчивости и безопасности функционирования организаций в чрезвычайных ситуациях;</text:p>
      <text:p text:style-name="s1"><text:bookmark text:name="anchor1002826"/>уточнение планов действий по предупреждению и ликвидации чрезвычайных ситуаций и иных документов;</text:p>
      <text:p text:style-name="s1">приведение при необходимости сил и средств единой системы в готовность к реагированию на чрезвычайные ситуации, формирование оперативных групп и организация выдвижения их в предполагаемые районы действий;</text:p>
      <text:p text:style-name="s9header">ГАРАНТ:</text:p>
      <text:p text:style-name="s9">См. <text:a xlink:type="simple" xlink:href="http://ivo.garant.ru/document/redirect/70885732/0">Методические рекомендации</text:a> по организации деятельности оперативных штабов ликвидации чрезвычайных ситуаций и оперативных групп территориальных органов МЧС России, местных гарнизонов пожарной охраны, утвержденные МЧС России 1 ноября 2013 г. N 2-4-87-34-14</text:p>
      <text:p text:style-name="s1">восполнение при необходимости резервов материальных ресурсов, созданных для ликвидации чрезвычайных ситуаций;</text:p>
      <text:p text:style-name="s1">проведение при необходимости эвакуационных мероприятий;</text:p>
      <text:p text:style-name="s22header">Информация об изменениях:</text:p>
      <text:p text:style-name="s22"><text:bookmark text:name="anchor100283"/>Подпункт "в" изменен с 9 октября 2025 г. - <text:a xlink:type="simple" xlink:href="http://ivo.garant.ru/document/redirect/412784077/1015">Постановление</text:a> Правительства России от 30 сентября 2025 г. N 1509</text:p>
      <text:p text:style-name="s22"><text:a xlink:type="simple" xlink:href="http://ivo.garant.ru/document/redirect/76849952/100283">См. предыдущую редакцию</text:a></text:p>
      <text:p text:style-name="s1">в) в режиме чрезвычайной ситуации:</text:p>
      <text:p text:style-name="s1"><text:bookmark text:name="anchor102831"/>непрерывный контроль за состоянием окружающей среды, мониторинг и прогнозирование развития возникших чрезвычайных ситуаций, а также оценка их социально-экономических последствий;</text:p>
      <text:p text:style-name="s1"><text:bookmark text:name="anchor102833"/>оповещение руководителей федеральных органов исполнительной власти, государственных корпораций, исполнительных органов субъектов Российской Федерации, органов местного самоуправления и организаций, а также населения о возникших чрезвычайных ситуациях;</text:p>
      <text:p text:style-name="s1">проведение мероприятий по защите населения и территорий от чрезвычайных ситуаций;</text:p>
      <text:p text:style-name="s1">организация работ по ликвидации чрезвычайных ситуаций и всестороннему обеспечению действий сил и средств единой системы, поддержанию общественного порядка в ходе их проведения, а также привлечению при необходимости в установленном порядке общественных организаций и населения к ликвидации возникших чрезвычайных ситуаций;</text:p>
      <text:p text:style-name="s1"><text:bookmark text:name="anchor1002836"/>непрерывный сбор, анализ и обмен информацией об обстановке в зоне чрезвычайной ситуации и в ходе проведения работ по ее ликвидации;</text:p>
      <text:p text:style-name="s1"><text:bookmark text:name="anchor102837"/>организация и поддержание непрерывного взаимодействия федеральных органов исполнительной власти, государственных корпораций, исполнительных органов субъектов Российской Федерации, органов местного самоуправления и организаций по вопросам ликвидации чрезвычайных ситуаций и их последствий;</text:p>
      <text:p text:style-name="s1">проведение мероприятий по жизнеобеспечению населения в чрезвычайных ситуациях;</text:p>
      <text:p text:style-name="s1"><text:bookmark text:name="anchor1002827"/>информирование населения о чрезвычайных ситуациях, их параметрах и масштабах, поражающих факторах, принимаемых мерах по обеспечению безопасности населения и территорий, приемах и способах защиты, порядке действий, правилах поведения в зоне чрезвычайной ситуации, о правах граждан в области защиты населения и территорий от чрезвычайных ситуаций и социальной защиты пострадавших, в том числе о праве получения предусмотренных законодательством Российской Федерации выплат, о порядке восстановления утраченных в результате чрезвычайных ситуаций документов.</text:p>
      <text:p text:style-name="s1"><text:bookmark text:name="anchor10029"/>29. При введении режима чрезвычайного положения по обстоятельствам, предусмотренным в <text:a xlink:type="simple" xlink:href="http://ivo.garant.ru/document/redirect/12123122/301">пункте "а" статьи 3</text:a> Федерального конституционного закона "О чрезвычайном положении", для органов управления и сил соответствующих подсистем единой системы устанавливается режим повышенной готовности, а при введении режима чрезвычайного положения по обстоятельствам, предусмотренным в <text:a xlink:type="simple" xlink:href="http://ivo.garant.ru/document/redirect/12123122/302">пункте "б"</text:a> указанной статьи, - режим чрезвычайной ситуации.</text:p>
      <text:p text:style-name="s1"><text:bookmark text:name="anchor100291"/>В режиме чрезвычайного положения органы управления и силы единой системы функционируют с учетом особого правового режима деятельности органов государственной власти, органов местного самоуправления и организаций.</text:p>
      <text:p text:style-name="s22header">Информация об изменениях:</text:p>
      <text:p text:style-name="s22"><text:bookmark text:name="anchor10291"/>Пункт 29<text:span text:style-name="upper"><text:span> 1</text:span></text:span> изменен с 12 января 2020 г. - <text:a xlink:type="simple" xlink:href="http://ivo.garant.ru/document/redirect/73366457/1047">Постановление</text:a> Правительства России от 28 декабря 2019 г. N 1934</text:p>
      <text:p text:style-name="s22"><text:a xlink:type="simple" xlink:href="http://ivo.garant.ru/document/redirect/77691412/10291">См. предыдущую редакцию</text:a></text:p>
      <text:p text:style-name="s1">29<text:span text:style-name="upper"><text:span> 1</text:span></text:span>. При введении режима чрезвычайной ситуации в зависимости от классификации чрезвычайных ситуаций, а также от других факторов, влияющих на безопасность жизнедеятельности населения и требующих принятия дополнительных мер по защите населения и территорий от чрезвычайной ситуации, в соответствии с <text:a xlink:type="simple" xlink:href="http://ivo.garant.ru/document/redirect/10107960/418">пунктами 8</text:a> и <text:a xlink:type="simple" xlink:href="http://ivo.garant.ru/document/redirect/10107960/419">9 статьи 4.1</text:a> Федерального закона "О защите населения и территорий от чрезвычайных ситуаций природного и техногенного характера" устанавливается один из следующих уровней реагирования на чрезвычайную ситуацию (далее - уровень реагирования):</text:p>
      <text:p text:style-name="s1">объектовый уровень реагирования;</text:p>
      <text:p text:style-name="s1">местный уровень реагирования;</text:p>
      <text:p text:style-name="s1"><text:bookmark text:name="anchor102914"/>региональный уровень реагирования;</text:p>
      <text:p text:style-name="s1">федеральный уровень реагирования;</text:p>
      <text:p text:style-name="s1">особый уровень реагирования.</text:p>
      <text:p text:style-name="s22header">Информация об изменениях:</text:p>
      <text:p text:style-name="s22"><text:bookmark text:name="anchor10292"/>Пункт 29<text:span text:style-name="upper"><text:span> 2</text:span></text:span> изменен с 25 июня 2022 г. - <text:a xlink:type="simple" xlink:href="http://ivo.garant.ru/document/redirect/404847839/10032">Постановление</text:a> Правительства России от 16 июня 2022 г. N 1091</text:p>
      <text:p text:style-name="s22"><text:a xlink:type="simple" xlink:href="http://ivo.garant.ru/document/redirect/76804714/10292">См. предыдущую редакцию</text:a></text:p>
      <text:p text:style-name="s1">29<text:span text:style-name="upper"><text:span> 2</text:span></text:span>. При введении режима повышенной готовности или чрезвычайной ситуации, а также при установлении уровня реагирования для соответствующих органов управления и сил единой системы Правительственная комиссия по предупреждению и ликвидации чрезвычайных ситуаций и обеспечению пожарной безопасности (Правительство Российской Федерации в случае, предусмотренном <text:a xlink:type="simple" xlink:href="#anchor100702">абзацем вторым пункта 7</text:a> настоящего Положения) или должностное лицо, установленные <text:a xlink:type="simple" xlink:href="http://ivo.garant.ru/document/redirect/10107960/418">пунктами 8</text:a> и <text:a xlink:type="simple" xlink:href="http://ivo.garant.ru/document/redirect/10107960/419">9 статьи 4.1</text:a> Федерального закона "О защите населения и территорий от чрезвычайных ситуаций природного и техногенного характера", может определять руководителя ликвидации чрезвычайной ситуации и принимать дополнительные меры по защите населения и территорий от чрезвычайных ситуаций в соответствии с <text:a xlink:type="simple" xlink:href="http://ivo.garant.ru/document/redirect/10107960/4110">пунктом 10</text:a> указанной статьи.</text:p>
      <text:p text:style-name="s1"><text:bookmark text:name="anchor2922"/>Руководитель ликвидации чрезвычайной ситуации готовит для Правительственной комиссии по предупреждению и ликвидации чрезвычайных ситуаций и обеспечению пожарной безопасности (Правительства Российской Федерации в случае, предусмотренном <text:a xlink:type="simple" xlink:href="#anchor100702">абзацем вторым пункта 7</text:a> настоящего Положения) или должностного лица, указанных в <text:a xlink:type="simple" xlink:href="http://ivo.garant.ru/document/redirect/10107960/418">пунктах 8</text:a> и <text:a xlink:type="simple" xlink:href="http://ivo.garant.ru/document/redirect/10107960/419">9 статьи 4.1</text:a> Федерального закона "О защите населения и территорий от чрезвычайных ситуаций природного и техногенного характера", предложения о принятии дополнительных мер, предусмотренных абзацем первым настоящего пункта.</text:p>
      <text:p text:style-name="s1"><text:bookmark text:name="anchor102923"/><text:a xlink:type="simple" xlink:href="http://ivo.garant.ru/document/redirect/70418452/1000">Порядок</text:a> реализации и отмены указанных дополнительных мер по защите населения и территорий от чрезвычайных ситуаций определяется Министерством Российской Федерации по делам гражданской обороны, чрезвычайным ситуациям и ликвидации последствий стихийных бедствий.</text:p>
      <text:p text:style-name="s22header">Информация об изменениях:</text:p>
      <text:p text:style-name="s22"><text:bookmark text:name="anchor10293"/>Пункт 29<text:span text:style-name="upper"><text:span> 3</text:span></text:span> изменен с 25 июня 2022 г. - <text:a xlink:type="simple" xlink:href="http://ivo.garant.ru/document/redirect/404847839/10033">Постановление</text:a> Правительства России от 16 июня 2022 г. N 1091</text:p>
      <text:p text:style-name="s22"><text:a xlink:type="simple" xlink:href="http://ivo.garant.ru/document/redirect/76804714/10293">См. предыдущую редакцию</text:a></text:p>
      <text:p text:style-name="s1">29<text:span text:style-name="upper"><text:span> 3</text:span></text:span>. При отмене режима чрезвычайной ситуации, а также при устранении обстоятельств, послуживших основанием для установления уровня реагирования, Правительственной комиссией по предупреждению и ликвидации чрезвычайных ситуаций и обеспечению пожарной безопасности (Правительством Российской Федерации в случае, предусмотренном <text:a xlink:type="simple" xlink:href="#anchor100702">абзацем вторым пункта 7</text:a> настоящего Положения) или должностным лицом, определенными <text:a xlink:type="simple" xlink:href="http://ivo.garant.ru/document/redirect/10107960/418">пунктами 8</text:a> и <text:a xlink:type="simple" xlink:href="http://ivo.garant.ru/document/redirect/10107960/419">9 статьи 4.1</text:a> Федерального закона "О защите населения и территорий от чрезвычайных ситуаций природного и техногенного характера", отменяются установленные уровни реагирования.</text:p>
      <text:p text:style-name="s22header">Информация об изменениях:</text:p>
      <text:p text:style-name="s22"><text:bookmark text:name="anchor10030"/>Пункт 30 изменен с 9 октября 2025 г. - <text:a xlink:type="simple" xlink:href="http://ivo.garant.ru/document/redirect/412784077/1015">Постановление</text:a> Правительства России от 30 сентября 2025 г. N 1509</text:p>
      <text:p text:style-name="s22"><text:a xlink:type="simple" xlink:href="http://ivo.garant.ru/document/redirect/76849952/10030">См. предыдущую редакцию</text:a></text:p>
      <text:p text:style-name="s1">30. Ликвидация чрезвычайных ситуаций:</text:p>
      <text:p text:style-name="s1">локального характера осуществляется силами и средствами организации;</text:p>
      <text:p text:style-name="s1">муниципального характера осуществляется силами и средствами органов местного самоуправления;</text:p>
      <text:p text:style-name="s1"><text:bookmark text:name="anchor100304"/>межмуниципального и регионального характера осуществляется силами и средствами органов местного самоуправления, исполнительных органов субъектов Российской Федерации, оказавшихся в зоне чрезвычайной ситуации;</text:p>
      <text:p text:style-name="s1"><text:bookmark text:name="anchor100305"/>межрегионального и федерального характера осуществляется силами и средствами исполнительных органов субъектов Российской Федерации, оказавшихся в зоне чрезвычайной ситуации.</text:p>
      <text:p text:style-name="s1">При недостаточности указанных сил и средств привлекаются в установленном порядке силы и средства федеральных органов исполнительной власти.</text:p>
      <text:p text:style-name="s1"><text:bookmark text:name="anchor10031"/>31. <text:a xlink:type="simple" xlink:href="http://ivo.garant.ru/document/redirect/195964/5">Утратил силу</text:a>.</text:p>
      <text:p text:style-name="s22header">Информация об изменениях:</text:p>
      <text:p text:style-name="s22">См. текст <text:a xlink:type="simple" xlink:href="http://ivo.garant.ru/document/redirect/5632613/10031">пункта 31</text:a></text:p>
      <text:p text:style-name="s22header">Информация об изменениях:</text:p>
      <text:p text:style-name="s22"><text:bookmark text:name="anchor10032"/>Пункт 32 изменен с 9 октября 2025 г. - <text:a xlink:type="simple" xlink:href="http://ivo.garant.ru/document/redirect/412784077/1016">Постановление</text:a> Правительства России от 30 сентября 2025 г. N 1509</text:p>
      <text:p text:style-name="s22"><text:a xlink:type="simple" xlink:href="http://ivo.garant.ru/document/redirect/76849952/10032">См. предыдущую редакцию</text:a></text:p>
      <text:p text:style-name="s1">32. Руководство силами и средствами, привлеченными к ликвидации чрезвычайных ситуаций, и организацию их взаимодействия осуществляют руководители ликвидации чрезвычайных ситуаций.</text:p>
      <text:p text:style-name="s1"><text:bookmark text:name="anchor10321"/>Руководители аварийно-спасательных служб и аварийно-спасательных формирований, прибывшие в зоны чрезвычайных ситуаций первыми, принимают полномочия руководителей ликвидации чрезвычайных ситуаций и исполняют их до прибытия руководителей ликвидации чрезвычайных ситуаций, определенных законодательством Российской Федерации и законодательством субъектов Российской Федерации, планами действий по предупреждению и ликвидации чрезвычайных ситуаций или назначенных органами государственной власти, органами местного самоуправления, руководителями организаций, к полномочиям которых отнесена ликвидация чрезвычайных ситуаций.</text:p>
      <text:p text:style-name="s1"><text:bookmark text:name="anchor10322"/>Руководители ликвидации чрезвычайных ситуаций по согласованию с исполнительными органами субъектов Российской Федерации, органами местного самоуправления и организациями, на территориях которых возникла чрезвычайная ситуация, устанавливают границы зоны чрезвычайной ситуации, порядок и особенности действий по ее локализации, а также принимают решения по проведению аварийно-спасательных и других неотложных работ.</text:p>
      <text:p text:style-name="s1"><text:bookmark text:name="anchor10323"/>Решения руководителей ликвидации чрезвычайных ситуаций являются обязательными для всех граждан и организаций, находящихся в зоне чрезвычайной ситуации, если иное не предусмотрено законодательством Российской Федерации.</text:p>
      <text:p text:style-name="s1"><text:bookmark text:name="anchor10033"/>33. <text:a xlink:type="simple" xlink:href="http://ivo.garant.ru/document/redirect/70262372/1002">Утратил силу</text:a>.</text:p>
      <text:p text:style-name="s22header">Информация об изменениях:</text:p>
      <text:p text:style-name="s22">См. текст <text:a xlink:type="simple" xlink:href="http://ivo.garant.ru/document/redirect/58047276/10033">пункта 33</text:a></text:p>
      <text:p text:style-name="s22header">Информация об изменениях:</text:p>
      <text:p text:style-name="s22"><text:bookmark text:name="anchor10034"/><text:a xlink:type="simple" xlink:href="http://ivo.garant.ru/document/redirect/188226/10216">Постановлением</text:a> Правительства РФ от 27 мая 2005 г. N 335 пункт 34 изложен в новой редакции</text:p>
      <text:p text:style-name="s22"><text:a xlink:type="simple" xlink:href="http://ivo.garant.ru/document/redirect/5137949/10034">См. текст пункта в предыдущей редакции</text:a></text:p>
      <text:p text:style-name="s1">34. Финансовое обеспечение функционирования единой системы и мероприятий по предупреждению и ликвидации чрезвычайных ситуаций осуществляется за счет средств соответствующих бюджетов и собственников (пользователей) имущества в соответствии с законодательством Российской Федерации.</text:p>
      <text:p text:style-name="s1"><text:bookmark text:name="anchor10342"/>Организации всех форм собственности участвуют в ликвидации чрезвычайных ситуаций за счет собственных средств.</text:p>
      <text:p text:style-name="s1">Финансирование целевых программ по защите населения и территорий от чрезвычайных ситуаций и обеспечению устойчивого функционирования организаций осуществляется в соответствии с законодательством Российской Федерации и законодательством субъектов Российской Федерации.</text:p>
      <text:p text:style-name="s1"><text:bookmark text:name="anchor10344"/>Абзац утратил силу с 12 января 2020 г. - <text:a xlink:type="simple" xlink:href="http://ivo.garant.ru/document/redirect/73366457/1049">Постановление</text:a> Правительства России от 28 декабря 2019 г. N 1934</text:p>
      <text:p text:style-name="s22header">Информация об изменениях:</text:p>
      <text:p text:style-name="s22"><text:a xlink:type="simple" xlink:href="http://ivo.garant.ru/document/redirect/77691412/10344">См. предыдущую редакцию</text:a></text:p>
      <text:p text:style-name="s1"><text:bookmark text:name="anchor100345"/>Абзац утратил силу с 25 февраля 2023 г. - <text:a xlink:type="simple" xlink:href="http://ivo.garant.ru/document/redirect/406402203/2">Постановление</text:a> Правительства России от 16 февраля 2023 г. N 238</text:p>
      <text:p text:style-name="s22header">Информация об изменениях:</text:p>
      <text:p text:style-name="s22"><text:a xlink:type="simple" xlink:href="http://ivo.garant.ru/document/redirect/76817444/100345">См. предыдущую редакцию</text:a></text:p>
      <text:p text:style-name="s1"><text:bookmark text:name="anchor10035"/>35. Выпуск материальных ценностей из государственного материального резерва, предназначенных для обеспечения неотложных работ при ликвидации последствий чрезвычайных ситуаций, осуществляется в соответствии с <text:a xlink:type="simple" xlink:href="http://ivo.garant.ru/document/redirect/10103516/139">Федеральным законом</text:a> "О государственном материальном резерве" и иными нормативными правовыми актами.</text:p>
      <text:p text:style-name="s22header">Информация об изменениях:</text:p>
      <text:p text:style-name="s22"><text:bookmark text:name="anchor10036"/><text:a xlink:type="simple" xlink:href="http://ivo.garant.ru/document/redirect/188226/10217">Постановлением</text:a> Правительства РФ от 27 мая 2005 г. N 335 в пункт 36 внесены изменения</text:p>
      <text:p text:style-name="s22"><text:a xlink:type="simple" xlink:href="http://ivo.garant.ru/document/redirect/5137949/10036">См. текст пункта в предыдущей редакции </text:a></text:p>
      <text:p text:style-name="s1">36. Порядок организации и осуществления работ по профилактике пожаров и непосредственному их тушению, а также проведения аварийно-спасательных работ, возложенных на пожарную охрану, определяется законодательными и иными нормативными правовыми актами в области пожарной безопасности, в том числе техническими регламентами.</text:p>
      <text:p text:style-name="s1">Тушение пожаров в лесах осуществляется в соответствии с <text:a xlink:type="simple" xlink:href="http://ivo.garant.ru/document/redirect/5223168/1012">законодательством</text:a> Российской Федерации.</text:p>
      <text:p text:style-name="s1"><text:bookmark text:name="anchor10037"/>37. Международная гуманитарная помощь государствам, на территориях которых возникли чрезвычайные ситуации, предоставляется в соответствии с международными договорами Российской Федерации в порядке, установленном Правительством Российской Федерации.</text:p>
      <text:p text:style-name="s1"/>
      <text:p text:style-name="s22header">Информация об изменениях:</text:p>
      <text:p text:style-name="s22"><text:bookmark text:name="anchor1100"/>Наименование изменено с 12 января 2020 г. - <text:a xlink:type="simple" xlink:href="http://ivo.garant.ru/document/redirect/73366457/1051">Постановление</text:a> Правительства России от 28 декабря 2019 г. N 1934</text:p>
      <text:p text:style-name="s22"><text:a xlink:type="simple" xlink:href="http://ivo.garant.ru/document/redirect/77691412/1100">См. предыдущую редакцию</text:a></text:p>
      <text:p text:style-name="s1_right_fi698"><text:span text:style-name="s10">Приложение
к <text:a xlink:type="simple" xlink:href="#anchor1000">Положению</text:a> о единой
государственной системе
предупреждения и ликвидации
чрезвычайных ситуаций</text:span></text:p>
      <text:p text:style-name="s1"/>
      <text:h text:outline-level="1" text:style-name="s3">Перечень
создаваемых федеральными органами исполнительной власти и государственными корпорациями функциональных подсистем единой государственной системы предупреждения и ликвидации чрезвычайных ситуаций</text:h>
      <text:p text:style-name="s52header">С изменениями и дополнениями от:</text:p>
      <text:p text:style-name="s52">27 мая 2005 г., 3 октября 2006 г., 7 ноября 2008 г., 10 марта, 16 июля 2009 г., 2, 8 сентября 2010 г., 4 февраля, 31 марта 2011 г., 18 апреля, 4 сентября, 22 октября, 1 ноября 2012 г., 5 июня, 18 июля 2013 г., 14 апреля 2015 г., 19 октября, 30 ноября 2016 г., 26 января, 17 мая 2017 г., 29 ноября 2018 г., 28 декабря 2019 г., 12 октября 2020 г., 23 октября 2021 г., 16 июня 2022 г., 17 января 2024 г., 30 сентября 2025 г.</text:p>
      <text:p text:style-name="s1"/>
      <text:p text:style-name="s1"><text:bookmark text:name="anchor1101"/><text:span text:style-name="s10">МВД России</text:span></text:p>
      <text:p text:style-name="s1"/>
      <text:p text:style-name="s1">Функциональная подсистема охраны общественного порядка</text:p>
      <text:p text:style-name="s1"/>
      <text:p text:style-name="s22header">Информация об изменениях:</text:p>
      <text:p text:style-name="s22"><text:bookmark text:name="anchor1102"/>Раздел изменен с 3 ноября 2021 г. - <text:a xlink:type="simple" xlink:href="http://ivo.garant.ru/document/redirect/402969116/0">Постановление</text:a> Правительства России от 23 октября 2021 г. N 1817</text:p>
      <text:p text:style-name="s22"><text:a xlink:type="simple" xlink:href="http://ivo.garant.ru/document/redirect/77318968/1102">См. предыдущую редакцию</text:a></text:p>
      <text:p text:style-name="s1"><text:span text:style-name="s10">МЧС России</text:span></text:p>
      <text:p text:style-name="s1"/>
      <text:p text:style-name="s1">Функциональные подсистемы:</text:p>
      <text:p text:style-name="s1"><text:a xlink:type="simple" xlink:href="http://ivo.garant.ru/document/redirect/408520181/1000">мониторинга, лабораторного контроля и прогнозирования чрезвычайных ситуаций</text:a>;</text:p>
      <text:p text:style-name="s1"><text:a xlink:type="simple" xlink:href="http://ivo.garant.ru/document/redirect/406845006/1000">предупреждения и тушения пожаров</text:a>;</text:p>
      <text:p text:style-name="s1"><text:a xlink:type="simple" xlink:href="http://ivo.garant.ru/document/redirect/407039202/1000">предупреждения и ликвидации чрезвычайных ситуаций на подводных потенциально опасных объектах во внутренних водах и территориальном море Российской Федерации</text:a>;</text:p>
      <text:p text:style-name="s1"><text:bookmark text:name="anchor10005"/><text:a xlink:type="simple" xlink:href="http://ivo.garant.ru/document/redirect/409229706/1000">координации деятельности по поиску и спасанию людей на водных объектах Российской Федерации, за исключением внутренних морских вод и территориального моря Российской Федерации</text:a></text:p>
      <text:p text:style-name="s1"/>
      <text:p text:style-name="s1"><text:bookmark text:name="anchor1103"/><text:span text:style-name="s10">Минобороны России</text:span></text:p>
      <text:p text:style-name="s1"/>
      <text:p text:style-name="s1"><text:a xlink:type="simple" xlink:href="http://ivo.garant.ru/document/redirect/71237468/1000">Функциональная подсистема предупреждения и ликвидации чрезвычайных ситуаций Вооруженных Сил Российской Федерации</text:a></text:p>
      <text:p text:style-name="s1"/>
      <text:p text:style-name="s1"><text:bookmark text:name="anchor1104"/><text:span text:style-name="s10">Спецстрой России</text:span></text:p>
      <text:p text:style-name="s1"/>
      <text:p text:style-name="s1">Исключен с 27 мая 2017 г. - <text:a xlink:type="simple" xlink:href="http://ivo.garant.ru/document/redirect/71678092/1007">Постановление</text:a> Правительства РФ от 17 мая 2017 г. N 574</text:p>
      <text:p text:style-name="s22header">Информация об изменениях:</text:p>
      <text:p text:style-name="s22"><text:a xlink:type="simple" xlink:href="http://ivo.garant.ru/document/redirect/57419156/1104">См. текст раздела в предыдущей редакции</text:a></text:p>
      <text:p text:style-name="s22"/>
      <text:p text:style-name="s22header">Информация об изменениях:</text:p>
      <text:p text:style-name="s22"><text:bookmark text:name="anchor1105"/><text:a xlink:type="simple" xlink:href="http://ivo.garant.ru/document/redirect/70972550/1001">Постановлением</text:a> Правительства РФ от 14 апреля 2015 г. N 352 раздел "Минздрав России" изложен в новой редакции</text:p>
      <text:p text:style-name="s22"><text:a xlink:type="simple" xlink:href="http://ivo.garant.ru/document/redirect/57505618/1105">См. текст раздела в предыдущей редакции</text:a></text:p>
      <text:p text:style-name="s1"><text:span text:style-name="s10">Минздрав России</text:span></text:p>
      <text:p text:style-name="s1"/>
      <text:p text:style-name="s1">Функциональные подсистемы:</text:p>
      <text:p text:style-name="s1"><text:a xlink:type="simple" xlink:href="http://ivo.garant.ru/document/redirect/4183921/0">Всероссийской службы медицины катастроф</text:a>;</text:p>
      <text:p text:style-name="s1"><text:bookmark text:name="anchor11053"/>абзац утратил силу с 15 октября 2020 г. - <text:a xlink:type="simple" xlink:href="http://ivo.garant.ru/document/redirect/74758242/1021">Постановление</text:a> Правительства России от 12 октября 2020 г. N 1671</text:p>
      <text:p text:style-name="s22header">Информация об изменениях:</text:p>
      <text:p text:style-name="s22"><text:a xlink:type="simple" xlink:href="http://ivo.garant.ru/document/redirect/77703226/11053">См. предыдущую редакцию</text:a></text:p>
      <text:p text:style-name="s1"><text:a xlink:type="simple" xlink:href="http://ivo.garant.ru/document/redirect/4183921/2000">резервов медицинских ресурсов</text:a></text:p>
      <text:p text:style-name="s1"/>
      <text:p text:style-name="s22header">Информация об изменениях:</text:p>
      <text:p text:style-name="s22"><text:bookmark text:name="anchor11051"/>Приложение дополнено разделом "ФМБА России" с 15 октября 2020 г. - <text:a xlink:type="simple" xlink:href="http://ivo.garant.ru/document/redirect/74758242/1022">Постановление</text:a> Правительства России от 12 октября 2020 г. N 1671</text:p>
      <text:p text:style-name="s1"><text:span text:style-name="s10">ФМБА России</text:span></text:p>
      <text:p text:style-name="s1"/>
      <text:p text:style-name="s1">Функциональная подсистема медико-санитарной помощи пострадавшим в чрезвычайных ситуациях в организациях (на объектах), находящихся в ведении ФМБА России, а также организаций и территорий, обслуживаемых ФМБА России</text:p>
      <text:p text:style-name="s1"/>
      <text:p text:style-name="s22header">Информация об изменениях:</text:p>
      <text:p text:style-name="s22"><text:bookmark text:name="anchor11055"/><text:a xlink:type="simple" xlink:href="http://ivo.garant.ru/document/redirect/70224098/10452">Постановлением</text:a> Правительства РФ от 4 сентября 2012 г. N 882 приложение дополнено разделом "Минтруд России"</text:p>
      <text:p text:style-name="s1"><text:span text:style-name="s10">Минтруд России</text:span></text:p>
      <text:p text:style-name="s1"/>
      <text:p text:style-name="s1"><text:a xlink:type="simple" xlink:href="http://ivo.garant.ru/document/redirect/411236847/1000">Функциональная подсистема</text:a> социальной защиты населения, пострадавшего от чрезвычайных ситуаций</text:p>
      <text:p text:style-name="s1"/>
      <text:p text:style-name="s22header">Информация об изменениях:</text:p>
      <text:p text:style-name="s22"><text:bookmark text:name="anchor1106"/><text:a xlink:type="simple" xlink:href="http://ivo.garant.ru/document/redirect/70972550/1002">Постановлением</text:a> Правительства РФ от 14 апреля 2015 г. N 352 раздел "Минобрнауки России" изложен в новой редакции</text:p>
      <text:p text:style-name="s22"><text:a xlink:type="simple" xlink:href="http://ivo.garant.ru/document/redirect/57505618/1106">См. текст раздела в предыдущей редакции</text:a></text:p>
      <text:p text:style-name="s1"><text:span text:style-name="s10">Минобрнауки России</text:span></text:p>
      <text:p text:style-name="s1"/>
      <text:p text:style-name="s1">Функциональная подсистема предупреждения и ликвидации чрезвычайных ситуаций в сфере деятельности Минобрнауки России</text:p>
      <text:p text:style-name="s1"/>
      <text:p text:style-name="s22header">Информация об изменениях:</text:p>
      <text:p text:style-name="s22"><text:bookmark text:name="anchor11061"/>Приложение дополнено разделом "Минпросвещения России" с 11 декабря 2018 г. - <text:a xlink:type="simple" xlink:href="http://ivo.garant.ru/document/redirect/72117402/1007">Постановление</text:a> Правительства России от 29 ноября 2018 г. N 1439</text:p>
      <text:h text:outline-level="1" text:style-name="s3">Минпросвещения России</text:h>
      <text:p text:style-name="s1"/>
      <text:p text:style-name="s1">Функциональная подсистема предупреждения и ликвидации чрезвычайных ситуаций в сфере деятельности Минпросвещения России</text:p>
      <text:p text:style-name="s1"/>
      <text:p text:style-name="s22header">Информация об изменениях:</text:p>
      <text:p text:style-name="s22"><text:bookmark text:name="anchor1107"/><text:a xlink:type="simple" xlink:href="http://ivo.garant.ru/document/redirect/70394016/263">Постановлением</text:a> Правительства РФ от 5 июня 2013 г. N 476 в раздел "Минприроды России" внесены изменения,</text:p>
      <text:p text:style-name="s22"><text:a xlink:type="simple" xlink:href="http://ivo.garant.ru/document/redirect/57742201/1107">См. текст раздела в предыдущей редакции</text:a></text:p>
      <text:p text:style-name="s1"><text:span text:style-name="s10">Минприроды России</text:span></text:p>
      <text:p text:style-name="s1"/>
      <text:p text:style-name="s1">Функциональные подсистемы:</text:p>
      <text:p text:style-name="s1">противопаводковых мероприятий и безопасности гидротехнических сооружений, находящихся в ведении Росводресурсов;</text:p>
      <text:p text:style-name="s1"><text:a xlink:type="simple" xlink:href="http://ivo.garant.ru/document/redirect/73867284/1000">мониторинга состояния недр</text:a> (Роснедра);</text:p>
      <text:p text:style-name="s1"><text:bookmark text:name="anchor11074"/>наблюдения, оценки и прогноза опасных гидрометеорологических и гелиогеофизических явлений и загрязнения окружающей среды (Росгидромет);</text:p>
      <text:p text:style-name="s1">предупреждения о цунами (Росгидромет совместно с Геофизической службой Российской академии наук, МЧС России, Минкомсвязью России, администрациями субъектов Российской Федерации в Дальневосточном регионе);</text:p>
      <text:p text:style-name="s1"><text:bookmark text:name="anchor11076"/>абзац шестой <text:a xlink:type="simple" xlink:href="http://ivo.garant.ru/document/redirect/12182760/10911">утратил силу</text:a>;</text:p>
      <text:p text:style-name="s22header">Информация об изменениях:</text:p>
      <text:p text:style-name="s22">См. текст <text:a xlink:type="simple" xlink:href="http://ivo.garant.ru/document/redirect/5636042/11076">абзаца шестого</text:a></text:p>
      <text:p text:style-name="s1"><text:bookmark text:name="anchor11077"/>абзац седьмой <text:a xlink:type="simple" xlink:href="http://ivo.garant.ru/document/redirect/12182760/10911">утратил силу</text:a>;</text:p>
      <text:p text:style-name="s22header">Информация об изменениях:</text:p>
      <text:p text:style-name="s22">См. текст <text:a xlink:type="simple" xlink:href="http://ivo.garant.ru/document/redirect/5636042/11077">абзаца седьмого</text:a></text:p>
      <text:p text:style-name="s1"><text:bookmark text:name="anchor11078"/>федерального государственного экологического надзора (Росприроднадзор);</text:p>
      <text:p text:style-name="s1"><text:bookmark text:name="anchor110134"/><text:a xlink:type="simple" xlink:href="http://ivo.garant.ru/document/redirect/71244042/1000">охраны лесов от пожаров и защиты их от вредителей и болезней леса</text:a> (Рослесхоз)</text:p>
      <text:p text:style-name="s22header">Информация об изменениях:</text:p>
      <text:p text:style-name="s22"><text:bookmark text:name="anchor1108"/>Раздел изменен с 26 января 2024 г. - <text:a xlink:type="simple" xlink:href="http://ivo.garant.ru/document/redirect/408400883/1002">Постановление</text:a> Правительства России от 17 января 2024 г. N 19</text:p>
      <text:p text:style-name="s22"><text:a xlink:type="simple" xlink:href="http://ivo.garant.ru/document/redirect/76831184/1108">См. предыдущую редакцию</text:a></text:p>
      <text:p text:style-name="s1"><text:span text:style-name="s10">Минпромторг России</text:span></text:p>
      <text:p text:style-name="s1"/>
      <text:p text:style-name="s1"><text:a xlink:type="simple" xlink:href="http://ivo.garant.ru/document/redirect/412423754/1000">Функциональная подсистема предупреждения и ликвидации чрезвычайных ситуаций в организациях, находящихся в сфере деятельности Минпромторга России</text:a></text:p>
      <text:p text:style-name="s1"/>
      <text:p text:style-name="s22header">Информация об изменениях:</text:p>
      <text:p text:style-name="s22"><text:bookmark text:name="anchor1109"/>Раздел изменен с 9 октября 2025 г. - <text:a xlink:type="simple" xlink:href="http://ivo.garant.ru/document/redirect/412784077/1017">Постановление</text:a> Правительства России от 30 сентября 2025 г. N 1509</text:p>
      <text:p text:style-name="s22"><text:a xlink:type="simple" xlink:href="http://ivo.garant.ru/document/redirect/76849952/1109">См. предыдущую редакцию</text:a></text:p>
      <text:p text:style-name="s1"><text:span text:style-name="s10">Минтранс России</text:span></text:p>
      <text:p text:style-name="s1"/>
      <text:p text:style-name="s1">Функциональные подсистемы:</text:p>
      <text:p text:style-name="s1"><text:a xlink:type="simple" xlink:href="http://ivo.garant.ru/document/redirect/6748962/3000">транспортного обеспечения ликвидации чрезвычайных ситуаций</text:a>;</text:p>
      <text:p text:style-name="s1"><text:bookmark text:name="anchor11093"/><text:a xlink:type="simple" xlink:href="http://ivo.garant.ru/document/redirect/412017360/1000">организации и координации деятельности поисковых и аварийно-спасательных служб (как российских, так и иностранных) при поиске и спасании людей и судов, терпящих бедствие на море в поисково-спасательных районах Российской Федерации (Росморречфлот)</text:a>;</text:p>
      <text:p text:style-name="s1"><text:a xlink:type="simple" xlink:href="http://ivo.garant.ru/document/redirect/72841162/1000">организации работ по предупреждению и ликвидации разливов нефти и нефтепродуктов в море с судов и объектов независимо от их ведомственной и национальной принадлежности (Росморречфлот)</text:a>;</text:p>
      <text:p text:style-name="s1">организации работ по предупреждению и ликвидации разливов нефти и нефтепродуктов на внутренних водных путях с судов и объектов морского и речного транспорта (Росморречфлот);</text:p>
      <text:p text:style-name="s1"><text:bookmark text:name="anchor11096"/><text:a xlink:type="simple" xlink:href="http://ivo.garant.ru/document/redirect/70325924/35">поискового и аварийно-спасательного обеспечения полетов гражданской авиации (Росавиация)</text:a>;</text:p>
      <text:p text:style-name="s1"><text:bookmark text:name="anchor11097"/><text:a xlink:type="simple" xlink:href="http://ivo.garant.ru/document/redirect/195058/1000">предупреждения и ликвидации чрезвычайных ситуаций на железнодорожном транспорте (Росжелдор)</text:a></text:p>
      <text:p text:style-name="s1"><text:bookmark text:name="anchor11098"/>мониторинга и информирования о чрезвычайных ситуациях на объектах транспортной инфраструктуры</text:p>
      <text:p text:style-name="s1"/>
      <text:p text:style-name="s22header">Информация об изменениях:</text:p>
      <text:p text:style-name="s22"><text:bookmark text:name="anchor11010"/>Наименование изменено с 25 июня 2022 г. - <text:a xlink:type="simple" xlink:href="http://ivo.garant.ru/document/redirect/404847839/10034">Постановление</text:a> Правительства России от 16 июня 2022 г. N 1091</text:p>
      <text:p text:style-name="s22"><text:a xlink:type="simple" xlink:href="http://ivo.garant.ru/document/redirect/76804714/11010">См. предыдущую редакцию</text:a></text:p>
      <text:p text:style-name="s1"><text:span text:style-name="s10">Минцифры России</text:span></text:p>
      <text:p text:style-name="s1"/>
      <text:p text:style-name="s1">Функциональные подсистемы:</text:p>
      <text:p text:style-name="s1"><text:a xlink:type="simple" xlink:href="http://ivo.garant.ru/document/redirect/406914932/1000">информационно-технологической инфраструктуры</text:a>;</text:p>
      <text:p text:style-name="s1"><text:a xlink:type="simple" xlink:href="http://ivo.garant.ru/document/redirect/406914932/2000">электросвязи и почтовой связи</text:a></text:p>
      <text:p text:style-name="s1"/>
      <text:p text:style-name="s22header">Информация об изменениях:</text:p>
      <text:p text:style-name="s22"><text:bookmark text:name="anchor11011"/>Раздел "Минсельхоз России" изменен с 6 июня 2025 г. - <text:a xlink:type="simple" xlink:href="http://ivo.garant.ru/document/redirect/412092710/1011">Постановление</text:a> Правительства России от 29 мая 2025 г. N 765</text:p>
      <text:p text:style-name="s22"><text:a xlink:type="simple" xlink:href="http://ivo.garant.ru/document/redirect/483406867/11011">См. предыдущую редакцию</text:a></text:p>
      <text:p text:style-name="s1"><text:span text:style-name="s10">Минсельхоз России</text:span></text:p>
      <text:p text:style-name="s1"/>
      <text:p text:style-name="s1">Функциональные подсистемы:</text:p>
      <text:p text:style-name="s1"><text:a xlink:type="simple" xlink:href="http://ivo.garant.ru/document/redirect/404581100/1000">защиты сельскохозяйственных животных</text:a>;</text:p>
      <text:p text:style-name="s1"><text:a xlink:type="simple" xlink:href="http://ivo.garant.ru/document/redirect/404581100/2000">защиты сельскохозяйственных растений</text:a>;</text:p>
      <text:p text:style-name="s1"><text:bookmark text:name="anchor110114"/><text:a xlink:type="simple" xlink:href="http://ivo.garant.ru/document/redirect/404581100/4000">предупреждения и ликвидации чрезвычайных ситуаций</text:a> в организациях (на объектах), находящихся в ведении и входящих в сферу деятельности Минсельхоза России</text:p>
      <text:p text:style-name="s1"/>
      <text:p text:style-name="s22header">Информация об изменениях:</text:p>
      <text:p text:style-name="s22"><text:bookmark text:name="anchor11027"/>Положение дополнено разделом "Росрыболовство" с 6 июня 2025 г. - <text:a xlink:type="simple" xlink:href="http://ivo.garant.ru/document/redirect/412092710/1012">Постановление</text:a> Правительства России от 29 мая 2025 г. N 765</text:p>
      <text:h text:outline-level="1" text:style-name="s3">Росрыболовство</text:h>
      <text:p text:style-name="s1"/>
      <text:p text:style-name="s1">Функциональные подсистемы:</text:p>
      <text:p text:style-name="s1">организации и координации деятельности аварийно-спасательных формирований при поиске и спасании людей и судов, терпящих бедствие в районах добычи (вылова) водных биологических ресурсов при осуществлении рыболовства;</text:p>
      <text:p text:style-name="s1">предупреждения и ликвидации чрезвычайных ситуаций в организациях (на объектах), находящихся в ведении или входящих в сферу деятельности Росрыболовства</text:p>
      <text:p text:style-name="s1"/>
      <text:p text:style-name="s1"><text:bookmark text:name="anchor11012"/><text:span text:style-name="s10">Минэкономразвития России</text:span></text:p>
      <text:p text:style-name="s1"/>
      <text:p text:style-name="s1">Исключен с 26 января 2024 г. - <text:a xlink:type="simple" xlink:href="http://ivo.garant.ru/document/redirect/408400883/1003">Постановление</text:a> Правительства России от 17 января 2024 г. N 19</text:p>
      <text:p text:style-name="s22header">Информация об изменениях:</text:p>
      <text:p text:style-name="s22"><text:a xlink:type="simple" xlink:href="http://ivo.garant.ru/document/redirect/76831184/11012">См. предыдущую редакцию</text:a></text:p>
      <text:p text:style-name="s22"/>
      <text:p text:style-name="s1"><text:bookmark text:name="anchor11013"/><text:span text:style-name="s10">Минрегион России</text:span></text:p>
      <text:p text:style-name="s1"/>
      <text:p text:style-name="s1"><text:a xlink:type="simple" xlink:href="http://ivo.garant.ru/document/redirect/70972550/1004">Исключен</text:a></text:p>
      <text:p text:style-name="s22header">Информация об изменениях:</text:p>
      <text:p text:style-name="s22">См. текст <text:a xlink:type="simple" xlink:href="http://ivo.garant.ru/document/redirect/57505618/11013">раздела</text:a> "Минрегион России"</text:p>
      <text:p text:style-name="s22"/>
      <text:p text:style-name="s1"><text:bookmark text:name="anchor11014"/><text:span text:style-name="s10">Госкорпорация "Росатом"</text:span></text:p>
      <text:p text:style-name="s1"/>
      <text:p text:style-name="s1"><text:a xlink:type="simple" xlink:href="http://ivo.garant.ru/document/redirect/403773904/1000">Функциональная подсистема предупреждения и ликвидации чрезвычайных ситуаций в организациях (на объектах), находящихся в ведении и входящих в сферу деятельности Госкорпорации "Росатом"</text:a></text:p>
      <text:p text:style-name="s1"/>
      <text:p text:style-name="s1"><text:bookmark text:name="anchor11015"/><text:span text:style-name="s10">Росгидромет</text:span></text:p>
      <text:p text:style-name="s1"/>
      <text:p text:style-name="s1"><text:a xlink:type="simple" xlink:href="http://ivo.garant.ru/document/redirect/12165871/11019">Исключен</text:a></text:p>
      <text:p text:style-name="s22header">Информация об изменениях:</text:p>
      <text:p text:style-name="s22">См. текст <text:a xlink:type="simple" xlink:href="http://ivo.garant.ru/document/redirect/5431163/11015">раздела "Росгидромет"</text:a></text:p>
      <text:p text:style-name="s22"/>
      <text:p text:style-name="s1"><text:bookmark text:name="anchor11016"/><text:span text:style-name="s10">Ростехнадзор</text:span></text:p>
      <text:p text:style-name="s1"/>
      <text:p text:style-name="s1"><text:a xlink:type="simple" xlink:href="http://ivo.garant.ru/document/redirect/12165871/11019">Исключен</text:a></text:p>
      <text:p text:style-name="s22header">Информация об изменениях:</text:p>
      <text:p text:style-name="s22">См. текст <text:a xlink:type="simple" xlink:href="http://ivo.garant.ru/document/redirect/5431163/11016">раздела "Ростехнадзор"</text:a></text:p>
      <text:p text:style-name="s22header">Информация об изменениях:</text:p>
      <text:p text:style-name="s22"><text:bookmark text:name="anchor11017"/><text:a xlink:type="simple" xlink:href="http://ivo.garant.ru/document/redirect/55170948/1">Постановлением</text:a> Правительства РФ от 31 марта 2011 г. N 226 раздел "Минэнерго России" изложен в новой редакции</text:p>
      <text:p text:style-name="s22"><text:a xlink:type="simple" xlink:href="http://ivo.garant.ru/document/redirect/5636430/11017">См. текст раздела в предыдущей редакции</text:a></text:p>
      <text:p text:style-name="s1"><text:span text:style-name="s10">Минэнерго России</text:span></text:p>
      <text:p text:style-name="s1"/>
      <text:p text:style-name="s1">Функциональная подсистема предупреждения и ликвидации чрезвычайных ситуаций в организациях (на объектах) топливно-энергетического комплекса и в организациях (на объектах), находящихся в ведении Минэнерго России</text:p>
      <text:p text:style-name="s1"/>
      <text:p text:style-name="s1"><text:bookmark text:name="anchor11018"/><text:span text:style-name="s10">Росрыболовство</text:span></text:p>
      <text:p text:style-name="s1"/>
      <text:p text:style-name="s1"><text:a xlink:type="simple" xlink:href="http://ivo.garant.ru/document/redirect/70247494/15">Исключен</text:a></text:p>
      <text:p text:style-name="s22header">Информация об изменениях:</text:p>
      <text:p text:style-name="s22">См. текст <text:a xlink:type="simple" xlink:href="http://ivo.garant.ru/document/redirect/58048244/11018">раздела "Росрыболовство"</text:a></text:p>
      <text:p text:style-name="s22"/>
      <text:p text:style-name="s22header">Информация об изменениях:</text:p>
      <text:p text:style-name="s22"><text:bookmark text:name="anchor11020"/><text:a xlink:type="simple" xlink:href="http://ivo.garant.ru/document/redirect/12182760/1092">Постановлением</text:a> Правительства РФ от 4 февраля 2011 г. N 48 приложение дополнено разделом "Ростехнадзор"</text:p>
      <text:p text:style-name="s1"><text:span text:style-name="s10">Ростехнадзор</text:span></text:p>
      <text:p text:style-name="s1"/>
      <text:p text:style-name="s1">Функциональные подсистемы:</text:p>
      <text:p text:style-name="s1">контроля за ядерно и радиационно опасными объектами;</text:p>
      <text:p text:style-name="s1"><text:a xlink:type="simple" xlink:href="http://ivo.garant.ru/document/redirect/403262204/1000">контроля за химически опасными и взрывопожароопасными объектами</text:a></text:p>
      <text:p text:style-name="s1"/>
      <text:p text:style-name="s1"><text:bookmark text:name="anchor11019"/><text:span text:style-name="s10">Рослесхоз</text:span></text:p>
      <text:p text:style-name="s1"/>
      <text:p text:style-name="s1"><text:a xlink:type="simple" xlink:href="http://ivo.garant.ru/document/redirect/70253656/1032">Исключен</text:a></text:p>
      <text:p text:style-name="s22header">Информация об изменениях:</text:p>
      <text:p text:style-name="s22">См. текст <text:a xlink:type="simple" xlink:href="http://ivo.garant.ru/document/redirect/58047874/11019">раздела "Рослесхоз"</text:a></text:p>
      <text:p text:style-name="s22"/>
      <text:p text:style-name="s22header">Информация об изменениях:</text:p>
      <text:p text:style-name="s22"><text:bookmark text:name="anchor11021"/><text:a xlink:type="simple" xlink:href="http://ivo.garant.ru/document/redirect/71553744/1014">Постановлением</text:a> Правительства РФ от 30 ноября 2016 г. N 1267 раздел "Роскосмос" изложен в новой редакции</text:p>
      <text:p text:style-name="s22"><text:a xlink:type="simple" xlink:href="http://ivo.garant.ru/document/redirect/57419794/11021">См. текст раздела в предыдущей редакции</text:a></text:p>
      <text:p text:style-name="s1"><text:span text:style-name="s10">Госкорпорация "Роскосмос"</text:span></text:p>
      <text:p text:style-name="s1"/>
      <text:p text:style-name="s1"><text:a xlink:type="simple" xlink:href="http://ivo.garant.ru/document/redirect/407764026/1000">Функциональная подсистема</text:a> предупреждения и ликвидации чрезвычайных ситуаций на потенциально опасных объектах и критически важных объектах, входящих в сферу деятельности Госкорпорации "Роскосмос"</text:p>
      <text:p text:style-name="s1"/>
      <text:p text:style-name="s22header">Информация об изменениях:</text:p>
      <text:p text:style-name="s22"><text:bookmark text:name="anchor11022"/>Раздел изменен с 26 января 2024 г. - <text:a xlink:type="simple" xlink:href="http://ivo.garant.ru/document/redirect/408400883/1004">Постановление</text:a> Правительства России от 17 января 2024 г. N 19</text:p>
      <text:p text:style-name="s22"><text:a xlink:type="simple" xlink:href="http://ivo.garant.ru/document/redirect/76831184/11022">См. предыдущую редакцию</text:a></text:p>
      <text:p text:style-name="s1"><text:span text:style-name="s10">Минстрой России</text:span></text:p>
      <text:p text:style-name="s1"/>
      <text:p text:style-name="s1">Функциональная подсистема предупреждения и ликвидации чрезвычайных ситуаций в сфере деятельности Минстроя России</text:p>
      <text:p text:style-name="s1"/>
      <text:p text:style-name="s22header">Информация об изменениях:</text:p>
      <text:p text:style-name="s22"><text:bookmark text:name="anchor11023"/><text:a xlink:type="simple" xlink:href="http://ivo.garant.ru/document/redirect/70972550/1005">Постановлением</text:a> Правительства РФ от 14 апреля 2015 г. N 352 приложение дополнено разделом "Роспотребнадзор"</text:p>
      <text:p text:style-name="s1"><text:span text:style-name="s10">Роспотребнадзор</text:span></text:p>
      <text:p text:style-name="s1"/>
      <text:p text:style-name="s1">Функциональная подсистема надзора за санитарно-эпидемиологической обстановкой</text:p>
      <text:p text:style-name="s1"/>
      <text:p text:style-name="s22header">Информация об изменениях:</text:p>
      <text:p text:style-name="s22"><text:bookmark text:name="anchor11025"/><text:a xlink:type="simple" xlink:href="http://ivo.garant.ru/document/redirect/71518214/1">Постановлением</text:a> Правительства РФ от 19 октября 2016 г. N 1064 приложение дополнено разделом "Росгвардия"</text:p>
      <text:p text:style-name="s1"><text:span text:style-name="s10">Росгвардия</text:span></text:p>
      <text:p text:style-name="s1"/>
      <text:p text:style-name="s1">Функциональная подсистема предупреждения и ликвидации чрезвычайных ситуаций войск национальной гвардии Российской Федерации</text:p>
      <text:p text:style-name="s22header">Информация об изменениях:</text:p>
      <text:p text:style-name="s22"><text:bookmark text:name="anchor11026"/><text:a xlink:type="simple" xlink:href="http://ivo.garant.ru/document/redirect/71598616/1004">Постановлением</text:a> Правительства РФ от 26 января 2017 г. N 80 приложение дополнено разделом "Росрезерв"</text:p>
      <text:p text:style-name="s1"><text:span text:style-name="s10">Росрезерв</text:span></text:p>
      <text:p text:style-name="s1"/>
      <text:p text:style-name="s1"><text:a xlink:type="simple" xlink:href="http://ivo.garant.ru/document/redirect/407630018/1000">Функциональная подсистема государственного материального резерва</text:a></text:p>
      <text:p text:style-name="s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Courier New" svg:font-family="Courier New"/>
    <style:font-face style:name="Times New Roman" svg:font-family="Times New Roman"/>
  </office:font-face-decls>
  <office:styles>
    <style:default-style style:family="paragraph">
      <style:paragraph-properties style:tab-stop-distance="1.27cm"/>
    </style:default-style>
    <style:style style:family="paragraph" style:name="Normal">
      <style:paragraph-properties style:writing-mode="lr"/>
      <style:text-properties style:font-name="Times New Roman" fo:font-size="12pt" fo:language="ru" fo:country="RU"/>
    </style:style>
    <style:style style:family="paragraph" style:name="Standard">
      <style:paragraph-properties fo:text-align="justify" fo:text-indent="1.27cm" fo:widows="2" fo:orphans="2" fo:margin-left="0cm" fo:margin-right="0cm" fo:margin-top="0cm" fo:margin-bottom="0cm" style:writing-mode="lr"/>
      <style:text-properties style:font-name="Times New Roman" fo:font-size="12pt"/>
    </style:style>
    <style:style style:name="Preformatted" style:display-name="Preformatted" style:family="paragraph">
      <style:paragraph-properties fo:margin-left="0cm" fo:margin-right="0cm" fo:margin-top="0cm" fo:margin-bottom="0cm" fo:text-align="justify" style:justify-single-word="false" fo:orphans="2" fo:widows="2" fo:hyphenation-ladder-count="no-limit" fo:text-indent="0cm" style:auto-text-indent="false" style:writing-mode="lr-tb"/>
      <style:text-properties style:font-name="Courier New" fo:font-family="'Courier New'" style:font-family-generic="roman" style:font-pitch="fixed" fo:font-size="12pt" style:font-name-asian="Symbol" style:font-family-asian="Symbol" style:font-family-generic-asian="system" style:font-pitch-asian="variable" style:font-size-asian="12pt" style:font-name-complex="Wingdings" style:font-family-complex="Wingdings" style:font-family-generic-complex="system" style:font-pitch-complex="variable" style:font-size-complex="12pt" fo:hyphenate="true" fo:hyphenation-remain-char-count="2" fo:hyphenation-push-char-count="2"/>
    </style:style>
    <style:style style:family="paragraph" style:name="Heading" style:parent-style-name="Standard">
      <style:paragraph-properties fo:text-align="center" fo:margin-top="0.423cm" fo:margin-bottom="0.212cm" fo:keep-with-next="always"/>
      <style:text-properties style:font-name="Times New Roman" fo:font-weight="bold"/>
    </style:style>
    <style:style style:name="s1" style:family="paragraph" style:display-name="Нормальный" style:parent-style-name="Standard"/>
    <style:style style:name="s2" style:family="paragraph" style:display-name="Нормальный (OEM)" style:parent-style-name="Preformatted"/>
    <style:style style:name="s3" style:family="paragraph" style:display-name="Заголовок 1" style:parent-style-name="Heading"/>
    <style:style style:name="s4" style:family="paragraph" style:display-name="Заголовок 2" style:parent-style-name="Heading"/>
    <style:style style:name="s5" style:family="paragraph" style:display-name="Заголовок 3" style:parent-style-name="Heading"/>
    <style:style style:name="s6" style:family="paragraph" style:display-name="Заголовок 4" style:parent-style-name="Heading"/>
    <style:style style:name="s7" style:family="paragraph" style:display-name="Утратил силу" style:parent-style-name="Standard">
      <style:text-properties fo:color="#666600" style:text-line-through-style="solid" style:text-line-through-type="single"/>
    </style:style>
    <!-- Text (reference) -->
    <style:style style:name="Text (reference)" style:family="paragraph" style:parent-style-name="Standard">
      <style:paragraph-properties fo:text-align="left" fo:text-indent="0cm" fo:margin-left="0.3cm" fo:margin-right="0.3cm" fo:margin-top="0cm" fo:margin-bottom="0cm"/>
      <style:text-properties style:font-name="Times New Roman CYR" fo:font-size="12pt"/>
    </style:style>
    <style:style style:name="s9" style:family="paragraph" style:display-name="Комментарий" style:parent-style-name="Text (reference)">
      <style:paragraph-properties fo:text-align="justify" fo:background-color="#f0f0f0" fo:margin-right="0cm" fo:margin-top="0.132cm"/>
      <style:text-properties fo:color="#353842" fo:background-color="#f0f0f0" fo:font-style="italic"/>
    </style:style>
    <style:style style:name="s15" style:family="paragraph" style:display-name="Заголовок статьи" style:parent-style-name="Standard">
      <style:paragraph-properties fo:text-align="justify" fo:text-indent="-1.573cm" fo:margin-left="2.843cm" fo:margin-right="0cm" fo:margin-top="0cm" fo:margin-bottom="0cm"/>
    </style:style>
    <style:style style:name="s16" style:family="paragraph" style:display-name="Прижатый влево" style:parent-style-name="Standard">
      <style:paragraph-properties fo:text-indent="0cm" fo:text-align="start" style:justify-single-word="false" fo:hyphenation-ladder-count="no-limit"/>
    </style:style>
    <style:style style:name="s22" style:family="paragraph" style:display-name="Информация о версии" style:parent-style-name="Text (reference)">
      <style:paragraph-properties fo:text-align="justify" fo:background-color="#f0f0f0" fo:margin-right="0cm" fo:margin-top="0.132cm"/>
      <style:text-properties fo:color="#353842" fo:font-style="italic" fo:background-color="#f0f0f0"/>
    </style:style>
    <style:style style:name="s25" style:family="paragraph" style:display-name="Не вступил в силу" style:parent-style-name="Standard">
      <style:paragraph-properties fo:margin-left="0.245cm" fo:margin-right="0cm" fo:text-indent="-0.245cm"/>
    </style:style>
    <style:style style:name="s52" style:family="paragraph" style:display-name="Информация об изменениях" style:parent-style-name="Standard">
      <style:paragraph-properties fo:text-indent="0cm" fo:background-color="#eaefed" fo:margin-left="0.635cm" fo:margin-right="0.635cm" fo:margin-top="0.318cm"/>
      <style:text-properties fo:color="#353842" fo:font-size="10pt" fo:background-color="#eaefed"/>
    </style:style>
    <style:style style:name="s71" style:family="paragraph" style:display-name="Заголовок ЭР (левое окно)" style:parent-style-name="Heading"/>
    <style:style style:name="s91" style:family="paragraph" style:display-name="Сноска" style:parent-style-name="Standard">
      <style:text-properties fo:font-size="10pt"/>
    </style:style>
  </office:styles>
  <office:automatic-styles>
    <!-- header and footer styles -->
    <style:style style:family="paragraph" style:name="header" style:parent-style-name="Standard">
      <style:paragraph-properties fo:text-align="left" fo:text-indent="0cm"/>
      <style:text-properties style:font-name="Times New Roman" fo:font-family="'Times New Roman'" fo:font-size="10"/>
    </style:style>
    <style:style style:family="paragraph" style:name="footer_left" style:parent-style-name="Standard">
      <style:paragraph-properties fo:text-align="left" fo:text-indent="0cm"/>
      <style:text-properties style:font-name="Times New Roman" fo:font-family="'Times New Roman'" fo:font-size="10"/>
    </style:style>
    <style:style style:family="paragraph" style:name="footer_center" style:parent-style-name="Standard">
      <style:paragraph-properties fo:text-align="center" fo:text-indent="0cm"/>
      <style:text-properties style:font-name="Times New Roman" fo:font-family="'Times New Roman'" fo:font-size="10"/>
    </style:style>
    <style:style style:family="paragraph" style:name="footer_right" style:parent-style-name="Standard">
      <style:paragraph-properties fo:text-align="right" fo:text-indent="0cm"/>
      <style:text-properties style:font-name="Times New Roman" fo:font-family="'Times New Roman'" fo:font-size="10"/>
    </style:style>
    <style:page-layout style:name="Standard">
      <style:page-layout-properties fo:page-width="210mm" fo:page-height="297mm" style:num-format="1" style:print-orientation="portrait" fo:margin-top="14mm" fo:margin-bottom="14mm" fo:margin-left="14mm" fo:margin-right="14mm"/>
      <style:header-style>
        <style:header-footer-properties fo:margin-bottom="5mm"/>
      </style:header-style>
      <style:footer-style/>
    </style:page-layout>
    <number:date-style style:name="date" number:automatic-order="true" number:format-source="fixed">
      <number:day number:style="long"/>
      <number:text>.</number:text>
      <number:month number:style="long"/>
      <number:text>.</number:text>
      <number:year number:style="long"/>
    </number:date-style>
  </office:automatic-styles>
  <office:master-styles>
    <style:master-page style:name="Standard" style:page-layout-name="Standard">
      <style:header>
        <text:p text:style-name="header">Постановление Правительства РФ от 30 декабря 2003 г. N 794 "О единой государственной системе пред...</text:p>
      </style:header>
      <style:footer>
        <table:table>
          <table:table-column table:number-columns-repeated="3"/>
          <table:table-row>
            <table:table-cell>
              <text:p text:style-name="footer_left">
							<text:date style:data-style-name="date" text:fixed="true" text:date-value="2025-11-10"/>
						</text:p>
            </table:table-cell>
            <table:table-cell>
              <text:p text:style-name="footer_center">Система ГАРАНТ
						</text:p>
            </table:table-cell>
            <table:table-cell>
              <text:p text:style-name="footer_right">
							<text:page-number text:select-page="current"/>/<text:page-count style:num-format="1"/>
						</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initial-creator>НПП "Гарант-Сервис"</meta:initial-creator>
    <dc:description>Документ экспортирован из системы ГАРАНТ</dc:description>
    <meta:generator>Garant</meta:generator>
    <meta:user-defined meta:name="Company">НПП "Гарант-Сервис"</meta:user-defined>
  </office:meta>
</office:document-meta>
</file>